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style: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paragraph-properties>
        <style:tab-stops>
          <style:tab-stop style:position="0.801cm"/>
          <style:tab-stop style:position="5.087cm"/>
        </style:tab-stops>
      </style:paragraph-properties>
      <style:text-properties officeooo:paragraph-rsid="0038977b"/>
    </style:style>
    <style:style style:name="P8" style:family="paragraph" style:parent-style-name="example">
      <style:paragraph-properties>
        <style:tab-stops>
          <style:tab-stop style:position="0.801cm"/>
          <style:tab-stop style:position="5.087cm"/>
        </style:tab-stops>
      </style:paragraph-properties>
      <style:text-properties officeooo:paragraph-rsid="00392996"/>
    </style:style>
    <style:style style:name="P9" style:family="paragraph" style:parent-style-name="example">
      <style:text-properties officeooo:paragraph-rsid="001cfea7"/>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de59e" officeooo:paragraph-rsid="002de59e"/>
    </style:style>
    <style:style style:name="P14" style:family="paragraph" style:parent-style-name="example">
      <style:text-properties officeooo:rsid="002eb1d7" officeooo:paragraph-rsid="002eb1d7"/>
    </style:style>
    <style:style style:name="P15" style:family="paragraph" style:parent-style-name="example">
      <style:text-properties officeooo:rsid="002eb1d7" officeooo:paragraph-rsid="002f3467"/>
    </style:style>
    <style:style style:name="P16" style:family="paragraph" style:parent-style-name="example">
      <style:text-properties officeooo:rsid="002eb1d7" officeooo:paragraph-rsid="002f5458"/>
    </style:style>
    <style:style style:name="P17" style:family="paragraph" style:parent-style-name="example">
      <style:text-properties officeooo:rsid="002eb1d7" officeooo:paragraph-rsid="0036e660"/>
    </style:style>
    <style:style style:name="P18" style:family="paragraph" style:parent-style-name="example">
      <style:text-properties officeooo:rsid="002f597a" officeooo:paragraph-rsid="002f597a"/>
    </style:style>
    <style:style style:name="P19" style:family="paragraph" style:parent-style-name="example">
      <style:text-properties officeooo:rsid="002f597a" officeooo:paragraph-rsid="0036e660"/>
    </style:style>
    <style:style style:name="P20" style:family="paragraph" style:parent-style-name="example">
      <style:text-properties officeooo:rsid="00314790" officeooo:paragraph-rsid="00314790"/>
    </style:style>
    <style:style style:name="P21" style:family="paragraph" style:parent-style-name="example">
      <style:text-properties officeooo:rsid="0032db25" officeooo:paragraph-rsid="0032db25"/>
    </style:style>
    <style:style style:name="P22"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3" style:family="paragraph" style:parent-style-name="example">
      <style:text-properties officeooo:paragraph-rsid="00392996"/>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Text_20_body">
      <style:text-properties fo:font-style="italic" fo:font-weight="normal" style:font-style-asian="italic" style:font-weight-asian="normal" style:font-style-complex="italic" style:font-weight-complex="normal"/>
    </style:style>
    <style:style style:name="P26" style:family="paragraph" style:parent-style-name="Text_20_body">
      <style:text-properties officeooo:rsid="001e9400" officeooo:paragraph-rsid="001e9400"/>
    </style:style>
    <style:style style:name="P27" style:family="paragraph" style:parent-style-name="Text_20_body">
      <style:text-properties officeooo:rsid="002397cf" officeooo:paragraph-rsid="002397cf"/>
    </style:style>
    <style:style style:name="P28" style:family="paragraph" style:parent-style-name="Text_20_body">
      <style:text-properties officeooo:rsid="001cfea7" officeooo:paragraph-rsid="001cfea7"/>
    </style:style>
    <style:style style:name="P29" style:family="paragraph" style:parent-style-name="Text_20_body">
      <style:text-properties officeooo:rsid="002b52c8" officeooo:paragraph-rsid="002b52c8"/>
    </style:style>
    <style:style style:name="P30" style:family="paragraph" style:parent-style-name="Text_20_body">
      <style:text-properties officeooo:rsid="002bcf29" officeooo:paragraph-rsid="002bcf29"/>
    </style:style>
    <style:style style:name="P31" style:family="paragraph" style:parent-style-name="Text_20_body">
      <style:text-properties officeooo:rsid="002cfd58" officeooo:paragraph-rsid="002cfd58"/>
    </style:style>
    <style:style style:name="P32" style:family="paragraph" style:parent-style-name="Text_20_body">
      <style:text-properties officeooo:rsid="002de59e" officeooo:paragraph-rsid="002de59e"/>
    </style:style>
    <style:style style:name="P33" style:family="paragraph" style:parent-style-name="Text_20_body">
      <style:text-properties officeooo:rsid="002e0aba" officeooo:paragraph-rsid="002e0aba"/>
    </style:style>
    <style:style style:name="P34" style:family="paragraph" style:parent-style-name="Text_20_body">
      <style:text-properties officeooo:rsid="002eb1d7" officeooo:paragraph-rsid="002eb1d7"/>
    </style:style>
    <style:style style:name="P35" style:family="paragraph" style:parent-style-name="Text_20_body">
      <style:text-properties officeooo:rsid="002f597a" officeooo:paragraph-rsid="002f597a"/>
    </style:style>
    <style:style style:name="P36" style:family="paragraph" style:parent-style-name="Text_20_body">
      <style:text-properties officeooo:rsid="00314790" officeooo:paragraph-rsid="00314790"/>
    </style:style>
    <style:style style:name="P37" style:family="paragraph" style:parent-style-name="Text_20_body">
      <style:text-properties officeooo:rsid="0032db25" officeooo:paragraph-rsid="0032db25"/>
    </style:style>
    <style:style style:name="P38" style:family="paragraph" style:parent-style-name="Text_20_body">
      <style:text-properties officeooo:rsid="0036e660" officeooo:paragraph-rsid="0036e660"/>
    </style:style>
    <style:style style:name="P39" style:family="paragraph" style:parent-style-name="Text_20_body">
      <style:text-properties officeooo:rsid="00392996" officeooo:paragraph-rsid="00392996"/>
    </style:style>
    <style:style style:name="P40" style:family="paragraph" style:parent-style-name="Text_20_body">
      <style:text-properties officeooo:rsid="003ebfe5" officeooo:paragraph-rsid="003ebfe5"/>
    </style:style>
    <style:style style:name="P41" style:family="paragraph" style:parent-style-name="Text_20_body">
      <style:text-properties officeooo:paragraph-rsid="0043e9aa"/>
    </style:style>
    <style:style style:name="P42" style:family="paragraph" style:parent-style-name="Text_20_body">
      <style:text-properties officeooo:rsid="00183bd6" officeooo:paragraph-rsid="00183bd6"/>
    </style:style>
    <style:style style:name="P43"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44" style:family="paragraph" style:parent-style-name="Standard">
      <style:text-properties officeooo:rsid="00201777" officeooo:paragraph-rsid="00201777"/>
    </style:style>
    <style:style style:name="P45" style:family="paragraph" style:parent-style-name="megjegyzes">
      <style:text-properties officeooo:rsid="002a4420" officeooo:paragraph-rsid="002a4420"/>
    </style:style>
    <style:style style:name="P46" style:family="paragraph" style:parent-style-name="megjegyzes">
      <style:text-properties officeooo:paragraph-rsid="002cfd58"/>
    </style:style>
    <style:style style:name="P47" style:family="paragraph" style:parent-style-name="megjegyzes">
      <style:text-properties officeooo:rsid="002cfd58" officeooo:paragraph-rsid="002cfd58"/>
    </style:style>
    <style:style style:name="P48" style:family="paragraph" style:parent-style-name="megjegyzes">
      <style:text-properties officeooo:rsid="002eb1d7" officeooo:paragraph-rsid="002eb1d7"/>
    </style:style>
    <style:style style:name="P49" style:family="paragraph" style:parent-style-name="megjegyzes_20_cim">
      <style:text-properties officeooo:paragraph-rsid="002a4420"/>
    </style:style>
    <style:style style:name="P50" style:family="paragraph" style:parent-style-name="megjegyzes_20_cim">
      <style:text-properties officeooo:rsid="002eb1d7" officeooo:paragraph-rsid="002eb1d7"/>
    </style:style>
    <style:style style:name="P51" style:family="paragraph" style:parent-style-name="Text_20_body" style:master-page-name="">
      <style:paragraph-properties fo:margin-left="0.801cm" fo:margin-right="0cm" fo:margin-top="0cm" fo:margin-bottom="0.109cm" style:contextual-spacing="false" fo:text-align="start" style:justify-single-word="false" fo:text-indent="0cm" style:auto-text-indent="false" style:page-number="auto"/>
      <style:text-properties officeooo:rsid="0036e660" officeooo:paragraph-rsid="0036e660"/>
    </style:style>
    <style:style style:name="P52" style:family="paragraph" style:parent-style-name="Text_20_body">
      <style:paragraph-properties fo:margin-left="0.801cm" fo:margin-right="0cm" fo:margin-top="0cm" fo:margin-bottom="0.109cm" style:contextual-spacing="false" fo:text-align="start" style:justify-single-word="false" fo:text-indent="0cm" style:auto-text-indent="false"/>
      <style:text-properties officeooo:rsid="0036e660" officeooo:paragraph-rsid="0036e660"/>
    </style:style>
    <style:style style:name="P53" style:family="paragraph" style:parent-style-name="Standard" style:list-style-name="L9"/>
    <style:style style:name="P54" style:family="paragraph" style:parent-style-name="Standard" style:list-style-name="L12">
      <style:paragraph-properties>
        <style:tab-stops>
          <style:tab-stop style:position="2.487cm"/>
        </style:tab-stops>
      </style:paragraph-properties>
    </style:style>
    <style:style style:name="P55" style:family="paragraph" style:parent-style-name="Standard" style:list-style-name="L12">
      <style:paragraph-properties>
        <style:tab-stops>
          <style:tab-stop style:position="2.487cm"/>
        </style:tab-stops>
      </style:paragraph-properties>
      <style:text-properties officeooo:rsid="003f5f0a" officeooo:paragraph-rsid="003f5f0a"/>
    </style:style>
    <style:style style:name="P56" style:family="paragraph" style:parent-style-name="Text_20_body" style:list-style-name="List_20_1"/>
    <style:style style:name="P57" style:family="paragraph" style:parent-style-name="Text_20_body" style:list-style-name="List_20_1">
      <style:text-properties officeooo:paragraph-rsid="00455736"/>
    </style:style>
    <style:style style:name="P58" style:family="paragraph" style:parent-style-name="Text_20_body" style:list-style-name="List_20_1">
      <style:paragraph-properties>
        <style:tab-stops>
          <style:tab-stop style:position="4.794cm"/>
        </style:tab-stops>
      </style:paragraph-properties>
    </style:style>
    <style:style style:name="P59" style:family="paragraph" style:parent-style-name="Text_20_body" style:list-style-name="List_20_1">
      <style:paragraph-properties>
        <style:tab-stops>
          <style:tab-stop style:position="4.794cm"/>
        </style:tab-stops>
      </style:paragraph-properties>
      <style:text-properties officeooo:paragraph-rsid="0013c3a7"/>
    </style:style>
    <style:style style:name="P60"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61"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62"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63" style:family="paragraph" style:parent-style-name="Text_20_body" style:list-style-name="L11">
      <style:text-properties fo:font-weight="bold" officeooo:rsid="00359c2d" officeooo:paragraph-rsid="00359c2d" style:font-weight-asian="bold" style:font-weight-complex="bold"/>
    </style:style>
    <style:style style:name="P64" style:family="paragraph" style:parent-style-name="Text_20_body" style:list-style-name="L12">
      <style:paragraph-properties>
        <style:tab-stops>
          <style:tab-stop style:position="3.766cm"/>
        </style:tab-stops>
      </style:paragraph-properties>
      <style:text-properties fo:font-weight="bold" style:font-weight-asian="bold" style:font-weight-complex="bold"/>
    </style:style>
    <style:style style:name="P65" style:family="paragraph" style:parent-style-name="Text_20_body" style:list-style-name="List_20_1">
      <style:text-properties fo:font-weight="bold" style:font-weight-asian="bold" style:font-weight-complex="bold"/>
    </style:style>
    <style:style style:name="P66" style:family="paragraph" style:parent-style-name="Text_20_body" style:list-style-name="L14">
      <style:text-properties fo:font-weight="bold" style:font-weight-asian="bold" style:font-weight-complex="bold"/>
    </style:style>
    <style:style style:name="P67" style:family="paragraph" style:parent-style-name="Text_20_body" style:list-style-name="L15">
      <style:text-properties fo:font-weight="bold" style:font-weight-asian="bold" style:font-weight-complex="bold"/>
    </style:style>
    <style:style style:name="P68"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69" style:family="paragraph" style:parent-style-name="Text_20_body" style:list-style-name="List_20_1">
      <style:paragraph-properties>
        <style:tab-stops>
          <style:tab-stop style:position="3.792cm"/>
        </style:tab-stops>
      </style:paragraph-properties>
    </style:style>
    <style:style style:name="P70" style:family="paragraph" style:parent-style-name="Text_20_body" style:list-style-name="L3"/>
    <style:style style:name="P71" style:family="paragraph" style:parent-style-name="Text_20_body" style:list-style-name="L3">
      <style:text-properties officeooo:paragraph-rsid="001b3cee"/>
    </style:style>
    <style:style style:name="P72" style:family="paragraph" style:parent-style-name="Text_20_body" style:list-style-name="L4"/>
    <style:style style:name="P73" style:family="paragraph" style:parent-style-name="Text_20_body" style:list-style-name="L4">
      <style:text-properties officeooo:rsid="001b3cee" officeooo:paragraph-rsid="001b3cee"/>
    </style:style>
    <style:style style:name="P74" style:family="paragraph" style:parent-style-name="Text_20_body" style:list-style-name="L4">
      <style:text-properties officeooo:rsid="001cfea7" officeooo:paragraph-rsid="001cfea7"/>
    </style:style>
    <style:style style:name="P75" style:family="paragraph" style:parent-style-name="Text_20_body" style:list-style-name="L5">
      <style:text-properties officeooo:rsid="002e0aba" officeooo:paragraph-rsid="002e0aba"/>
    </style:style>
    <style:style style:name="P76" style:family="paragraph" style:parent-style-name="Text_20_body" style:list-style-name="L7"/>
    <style:style style:name="P77" style:family="paragraph" style:parent-style-name="Text_20_body" style:list-style-name="L8"/>
    <style:style style:name="P78" style:family="paragraph" style:parent-style-name="Text_20_body" style:list-style-name="L8">
      <style:text-properties officeooo:paragraph-rsid="00392996"/>
    </style:style>
    <style:style style:name="P79" style:family="paragraph" style:parent-style-name="Text_20_body" style:list-style-name="L9">
      <style:text-properties officeooo:paragraph-rsid="0033879a"/>
    </style:style>
    <style:style style:name="P80" style:family="paragraph" style:parent-style-name="Text_20_body" style:list-style-name="L9">
      <style:text-properties officeooo:rsid="0033879a" officeooo:paragraph-rsid="0033879a"/>
    </style:style>
    <style:style style:name="P81" style:family="paragraph" style:parent-style-name="Text_20_body" style:list-style-name="L10"/>
    <style:style style:name="P82" style:family="paragraph" style:parent-style-name="Text_20_body" style:list-style-name="L11"/>
    <style:style style:name="P83" style:family="paragraph" style:parent-style-name="Text_20_body" style:list-style-name="L11">
      <style:text-properties officeooo:paragraph-rsid="003566ed"/>
    </style:style>
    <style:style style:name="P84" style:family="paragraph" style:parent-style-name="Text_20_body" style:list-style-name="L11">
      <style:text-properties officeooo:rsid="00359c2d" officeooo:paragraph-rsid="00359c2d"/>
    </style:style>
    <style:style style:name="P85"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86"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87" style:family="paragraph" style:parent-style-name="Text_20_body" style:list-style-name="L13">
      <style:text-properties fo:font-style="normal" fo:font-weight="normal" style:font-style-asian="normal" style:font-weight-asian="normal" style:font-style-complex="normal" style:font-weight-complex="normal"/>
    </style:style>
    <style:style style:name="P88" style:family="paragraph" style:parent-style-name="Text_20_body" style:list-style-name="L14">
      <style:text-properties fo:font-style="normal" fo:font-weight="normal" style:font-style-asian="normal" style:font-weight-asian="normal" style:font-style-complex="normal" style:font-weight-complex="normal"/>
    </style:style>
    <style:style style:name="P89" style:family="paragraph" style:parent-style-name="Text_20_body" style:list-style-name="L12"/>
    <style:style style:name="P90" style:family="paragraph" style:parent-style-name="Text_20_body" style:list-style-name="L12">
      <style:text-properties officeooo:paragraph-rsid="003cfc0e"/>
    </style:style>
    <style:style style:name="P91" style:family="paragraph" style:parent-style-name="Text_20_body" style:list-style-name="L12">
      <style:text-properties officeooo:paragraph-rsid="003f5f0a"/>
    </style:style>
    <style:style style:name="P92" style:family="paragraph" style:parent-style-name="Text_20_body" style:list-style-name="L12">
      <style:text-properties officeooo:rsid="003f5f0a" officeooo:paragraph-rsid="003f5f0a"/>
    </style:style>
    <style:style style:name="P93" style:family="paragraph" style:parent-style-name="Text_20_body" style:list-style-name="L12">
      <style:paragraph-properties>
        <style:tab-stops>
          <style:tab-stop style:position="3.791cm"/>
        </style:tab-stops>
      </style:paragraph-properties>
    </style:style>
    <style:style style:name="P94" style:family="paragraph" style:parent-style-name="Text_20_body" style:list-style-name="L12">
      <style:paragraph-properties>
        <style:tab-stops>
          <style:tab-stop style:position="3.766cm"/>
        </style:tab-stops>
      </style:paragraph-properties>
    </style:style>
    <style:style style:name="P95" style:family="paragraph" style:parent-style-name="Text_20_body" style:list-style-name="L12">
      <style:paragraph-properties>
        <style:tab-stops>
          <style:tab-stop style:position="1.882cm"/>
        </style:tab-stops>
      </style:paragraph-properties>
    </style:style>
    <style:style style:name="P96" style:family="paragraph" style:parent-style-name="Text_20_body" style:list-style-name="List_20_1">
      <style:text-properties officeooo:rsid="00455736" officeooo:paragraph-rsid="00455736"/>
    </style:style>
    <style:style style:name="P97" style:family="paragraph" style:parent-style-name="Text_20_body" style:list-style-name="L13"/>
    <style:style style:name="P98" style:family="paragraph" style:parent-style-name="Text_20_body" style:list-style-name="L15"/>
    <style:style style:name="P99" style:family="paragraph" style:parent-style-name="Text_20_body" style:list-style-name="L4" style:master-page-name="">
      <style:paragraph-properties style:page-number="auto" fo:keep-with-next="always"/>
    </style:style>
    <style:style style:name="P100" style:family="paragraph" style:parent-style-name="Text_20_body" style:list-style-name="L5">
      <style:paragraph-properties fo:margin-left="2.501cm" fo:margin-right="0cm" fo:text-indent="-0.635cm" style:auto-text-indent="false"/>
    </style:style>
    <style:style style:name="P101" style:family="paragraph" style:parent-style-name="Text_20_body" style:list-style-name="L6">
      <style:paragraph-properties fo:margin-left="2.501cm" fo:margin-right="0cm" fo:text-indent="-0.635cm" style:auto-text-indent="false"/>
    </style:style>
    <style:style style:name="P102" style:family="paragraph" style:parent-style-name="Text_20_body" style:list-style-name="L8">
      <style:paragraph-properties fo:margin-left="2.501cm" fo:margin-right="0cm" fo:text-indent="-0.635cm" style:auto-text-indent="false"/>
      <style:text-properties fo:font-weight="bold" officeooo:rsid="00392996" officeooo:paragraph-rsid="00392996" style:font-weight-asian="bold" style:font-weight-complex="bold"/>
    </style:style>
    <style:style style:name="P103" style:family="paragraph" style:parent-style-name="Text_20_body" style:list-style-name="L8">
      <style:paragraph-properties fo:margin-left="2.501cm" fo:margin-right="0cm" fo:text-indent="-0.635cm" style:auto-text-indent="false"/>
      <style:text-properties officeooo:rsid="00392996" officeooo:paragraph-rsid="00392996"/>
    </style:style>
    <style:style style:name="P104"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05" style:family="paragraph" style:parent-style-name="Text_20_body" style:master-page-name="">
      <style:paragraph-properties fo:keep-together="always" style:page-number="auto"/>
      <style:text-properties style:font-name="Courier New1" fo:font-size="9pt" fo:font-weight="bold" officeooo:rsid="00264e21" officeooo:paragraph-rsid="00264e21" style:font-size-asian="9pt" style:font-weight-asian="bold" style:font-size-complex="9pt" style:font-weight-complex="bold"/>
    </style:style>
    <style:style style:name="P106" style:family="paragraph" style:parent-style-name="List" style:list-style-name="List_20_1"/>
    <style:style style:name="P107" style:family="paragraph" style:parent-style-name="List" style:list-style-name="List_20_1">
      <style:text-properties officeooo:paragraph-rsid="0036e660"/>
    </style:style>
    <style:style style:name="P108" style:family="paragraph" style:parent-style-name="List" style:list-style-name="List_20_1">
      <style:text-properties officeooo:rsid="0027f9ac" officeooo:paragraph-rsid="0027f9ac"/>
    </style:style>
    <style:style style:name="P109" style:family="paragraph" style:parent-style-name="Heading_20_3">
      <style:text-properties officeooo:rsid="002b52c8" officeooo:paragraph-rsid="002b52c8"/>
    </style:style>
    <style:style style:name="P110" style:family="paragraph" style:parent-style-name="Heading_20_3">
      <style:text-properties officeooo:rsid="002de59e" officeooo:paragraph-rsid="002de59e"/>
    </style:style>
    <style:style style:name="P111" style:family="paragraph" style:parent-style-name="Heading_20_3" style:master-page-name="">
      <style:paragraph-properties style:page-number="auto"/>
      <style:text-properties officeooo:paragraph-rsid="00492447"/>
    </style:style>
    <style:style style:name="P112" style:family="paragraph" style:parent-style-name="example" style:list-style-name="List_20_1"/>
    <style:style style:name="P113" style:family="paragraph" style:parent-style-name="example" style:list-style-name="L2"/>
    <style:style style:name="P114" style:family="paragraph" style:parent-style-name="example" style:list-style-name="L4"/>
    <style:style style:name="P115" style:family="paragraph" style:parent-style-name="example" style:list-style-name="L4">
      <style:text-properties officeooo:rsid="0028fc18" officeooo:paragraph-rsid="0028fc18"/>
    </style:style>
    <style:style style:name="P116" style:family="paragraph" style:parent-style-name="Heading_20_4">
      <style:text-properties officeooo:rsid="002eb1d7" officeooo:paragraph-rsid="002eb1d7"/>
    </style:style>
    <style:style style:name="P117" style:family="paragraph" style:parent-style-name="Heading_20_4">
      <style:text-properties fo:font-style="normal" fo:font-weight="normal" style:font-style-asian="normal" style:font-weight-asian="normal" style:font-style-complex="normal" style:font-weight-complex="normal"/>
    </style:style>
    <style:style style:name="P118" style:family="paragraph" style:parent-style-name="megjegyzes_20_cim">
      <style:text-properties officeooo:rsid="002cfd58"/>
    </style:style>
    <style:style style:name="P119" style:family="paragraph" style:parent-style-name="megjegyzes_20_cim">
      <style:text-properties officeooo:rsid="002cfd58" officeooo:paragraph-rsid="002cfd58"/>
    </style:style>
    <style:style style:name="P120" style:family="paragraph" style:parent-style-name="megjegyzes_20_cim">
      <style:text-properties officeooo:rsid="0043e9aa"/>
    </style:style>
    <style:style style:name="T1" style:family="text">
      <style:text-properties fo:font-style="italic" style:font-style-asian="italic" style:font-style-complex="italic"/>
    </style:style>
    <style:style style:name="T2" style:family="text">
      <style:text-properties fo:font-style="italic" officeooo:rsid="0031e1e6" style:font-style-asian="italic" style:font-style-complex="italic"/>
    </style:style>
    <style:style style:name="T3" style:family="text">
      <style:text-properties fo:font-style="italic" officeooo:rsid="0033879a"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5fde2" style:font-style-asian="italic" style:font-weight-asian="normal" style:font-style-complex="italic" style:font-weight-complex="normal"/>
    </style:style>
    <style:style style:name="T6" style:family="text">
      <style:text-properties fo:font-style="italic" fo:font-weight="normal" officeooo:rsid="001b3cee" style:font-style-asian="italic" style:font-weight-asian="normal" style:font-style-complex="italic" style:font-weight-complex="normal"/>
    </style:style>
    <style:style style:name="T7" style:family="text">
      <style:text-properties fo:font-style="italic" fo:font-weight="normal" officeooo:rsid="002e0aba" style:font-style-asian="italic" style:font-weight-asian="normal" style:font-style-complex="italic" style:font-weight-complex="normal"/>
    </style:style>
    <style:style style:name="T8" style:family="text">
      <style:text-properties fo:font-style="italic" fo:font-weight="normal" officeooo:rsid="00314790" style:font-style-asian="italic" style:font-weight-asian="normal" style:font-style-complex="italic" style:font-weight-complex="normal"/>
    </style:style>
    <style:style style:name="T9" style:family="text">
      <style:text-properties fo:font-style="italic" fo:font-weight="normal" officeooo:rsid="0033879a" style:font-style-asian="italic" style:font-weight-asian="normal" style:font-style-complex="italic" style:font-weight-complex="normal"/>
    </style:style>
    <style:style style:name="T10" style:family="text">
      <style:text-properties fo:font-style="italic" fo:font-weight="normal" officeooo:rsid="003566ed" style:font-style-asian="italic" style:font-weight-asian="normal" style:font-style-complex="italic" style:font-weight-complex="normal"/>
    </style:style>
    <style:style style:name="T11" style:family="text">
      <style:text-properties fo:font-style="italic" fo:font-weight="normal" officeooo:rsid="0038977b" style:font-style-asian="italic" style:font-weight-asian="normal" style:font-style-complex="italic" style:font-weight-complex="normal"/>
    </style:style>
    <style:style style:name="T12" style:family="text">
      <style:text-properties fo:font-style="italic" fo:font-weight="normal" officeooo:rsid="00392996" style:font-style-asian="italic" style:font-weight-asian="normal" style:font-style-complex="italic" style:font-weight-complex="normal"/>
    </style:style>
    <style:style style:name="T13" style:family="text">
      <style:text-properties fo:font-style="italic" fo:font-weight="normal" officeooo:rsid="0043e9aa" style:font-style-asian="italic" style:font-weight-asian="normal" style:font-style-complex="italic" style:font-weight-complex="normal"/>
    </style:style>
    <style:style style:name="T14" style:family="text">
      <style:text-properties fo:font-style="italic" fo:font-weight="normal" officeooo:rsid="00455736" style:font-style-asian="italic" style:font-weight-asian="normal" style:font-style-complex="italic" style:font-weight-complex="normal"/>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264e21" style:font-style-asian="italic" style:font-weight-asian="bold" style:font-style-complex="italic" style:font-weight-complex="bold"/>
    </style:style>
    <style:style style:name="T18" style:family="text">
      <style:text-properties style:font-name="Courier New1" fo:font-size="9pt" style:font-size-asian="9pt" style:font-size-complex="9pt"/>
    </style:style>
    <style:style style:name="T19" style:family="text">
      <style:text-properties style:font-name="Courier New1" fo:font-size="9pt" fo:font-weight="bold" style:font-size-asian="9pt" style:font-weight-asian="bold" style:font-size-complex="9pt" style:font-weight-complex="bold"/>
    </style:style>
    <style:style style:name="T20" style:family="text">
      <style:text-properties style:font-name="Courier New1" fo:font-size="9pt" fo:font-weight="bold" officeooo:rsid="003cfc0e" style:font-size-asian="9pt" style:font-weight-asian="bold" style:font-size-complex="9pt" style:font-weight-complex="bold"/>
    </style:style>
    <style:style style:name="T21" style:family="text">
      <style:text-properties style:font-name="Courier New1" fo:font-size="9pt" fo:font-weight="bold" officeooo:rsid="004079c0" style:font-size-asian="9pt" style:font-weight-asian="bold" style:font-size-complex="9pt" style:font-weight-complex="bold"/>
    </style:style>
    <style:style style:name="T22" style:family="text">
      <style:text-properties style:font-name="Courier New1" fo:font-size="9pt" fo:font-style="italic" style:font-size-asian="9pt" style:font-style-asian="italic" style:font-size-complex="9pt" style:font-style-complex="italic"/>
    </style:style>
    <style:style style:name="T23" style:family="text">
      <style:text-properties style:font-name="Courier New1" fo:font-size="9pt" fo:font-style="italic" officeooo:rsid="003cfc0e" style:font-size-asian="9pt" style:font-style-asian="italic" style:font-size-complex="9pt" style:font-style-complex="italic"/>
    </style:style>
    <style:style style:name="T24"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25"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26"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27"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28"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29"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30"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31"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32"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33" style:family="text">
      <style:text-properties fo:font-weight="bold" style:font-weight-asian="bold" style:font-weight-complex="bold"/>
    </style:style>
    <style:style style:name="T34" style:family="text">
      <style:text-properties fo:font-weight="bold" officeooo:rsid="0013c3a7" style:font-weight-asian="bold" style:font-weight-complex="bold"/>
    </style:style>
    <style:style style:name="T35" style:family="text">
      <style:text-properties fo:font-weight="bold" officeooo:rsid="0019b4fd" style:font-weight-asian="bold" style:font-weight-complex="bold"/>
    </style:style>
    <style:style style:name="T36" style:family="text">
      <style:text-properties fo:font-weight="bold" officeooo:rsid="001ec78f" style:font-weight-asian="bold" style:font-weight-complex="bold"/>
    </style:style>
    <style:style style:name="T37" style:family="text">
      <style:text-properties fo:font-weight="bold" officeooo:rsid="0028fc18" style:font-weight-asian="bold" style:font-weight-complex="bold"/>
    </style:style>
    <style:style style:name="T38" style:family="text">
      <style:text-properties fo:font-weight="bold" officeooo:rsid="002f3467" style:font-weight-asian="bold" style:font-weight-complex="bold"/>
    </style:style>
    <style:style style:name="T39" style:family="text">
      <style:text-properties fo:font-weight="bold" officeooo:rsid="002f5458" style:font-weight-asian="bold" style:font-weight-complex="bold"/>
    </style:style>
    <style:style style:name="T40" style:family="text">
      <style:text-properties fo:font-weight="bold" officeooo:rsid="002f597a" style:font-weight-asian="bold" style:font-weight-complex="bold"/>
    </style:style>
    <style:style style:name="T41" style:family="text">
      <style:text-properties fo:font-weight="bold" officeooo:rsid="002eb1d7" style:font-weight-asian="bold" style:font-weight-complex="bold"/>
    </style:style>
    <style:style style:name="T42" style:family="text">
      <style:text-properties fo:font-weight="bold" officeooo:rsid="0031e1e6" style:font-weight-asian="bold" style:font-weight-complex="bold"/>
    </style:style>
    <style:style style:name="T43" style:family="text">
      <style:text-properties fo:font-weight="bold" officeooo:rsid="0033879a" style:font-weight-asian="bold" style:font-weight-complex="bold"/>
    </style:style>
    <style:style style:name="T44" style:family="text">
      <style:text-properties fo:font-weight="bold" officeooo:rsid="0036e660" style:font-weight-asian="bold" style:font-weight-complex="bold"/>
    </style:style>
    <style:style style:name="T45" style:family="text">
      <style:text-properties fo:font-weight="bold" officeooo:rsid="00392996" style:font-weight-asian="bold" style:font-weight-complex="bold"/>
    </style:style>
    <style:style style:name="T46" style:family="text">
      <style:text-properties fo:font-weight="bold" officeooo:rsid="003acbac" style:font-weight-asian="bold" style:font-weight-complex="bold"/>
    </style:style>
    <style:style style:name="T47" style:family="text">
      <style:text-properties fo:font-style="normal" style:text-underline-style="none" fo:font-weight="bold" style:font-style-asian="normal" style:font-weight-asian="bold" style:font-style-complex="normal" style:font-weight-complex="bold"/>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bold" officeooo:rsid="0033879a" style:font-style-asian="normal" style:font-weight-asian="bold" style:font-style-complex="normal" style:font-weight-complex="bold"/>
    </style:style>
    <style:style style:name="T50" style:family="text">
      <style:text-properties fo:font-style="normal" fo:font-weight="bold" officeooo:rsid="0038977b" style:font-style-asian="normal" style:font-weight-asian="bold" style:font-style-complex="normal" style:font-weight-complex="bold"/>
    </style:style>
    <style:style style:name="T51" style:family="text">
      <style:text-properties fo:font-style="normal" fo:font-weight="bold" officeooo:rsid="00392996" style:font-style-asian="normal" style:font-weight-asian="bold" style:font-style-complex="normal" style:font-weight-complex="bold"/>
    </style:style>
    <style:style style:name="T52" style:family="text">
      <style:text-properties fo:font-style="normal" fo:font-weight="bold" officeooo:rsid="003acbac" style:font-style-asian="normal" style:font-weight-asian="bold" style:font-style-complex="normal" style:font-weight-complex="bold"/>
    </style:style>
    <style:style style:name="T53" style:family="text">
      <style:text-properties fo:font-style="normal" fo:font-weight="bold" officeooo:rsid="0043e9aa" style:font-style-asian="normal" style:font-weight-asian="bold" style:font-style-complex="normal" style:font-weight-complex="bold"/>
    </style:style>
    <style:style style:name="T54" style:family="text">
      <style:text-properties fo:font-style="normal" style:font-style-asian="normal" style:font-style-complex="normal"/>
    </style:style>
    <style:style style:name="T55" style:family="text">
      <style:text-properties fo:font-style="normal" officeooo:rsid="00455736"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20a0e4" style:font-style-asian="normal" style:font-weight-asian="normal" style:font-style-complex="normal" style:font-weight-complex="normal"/>
    </style:style>
    <style:style style:name="T58" style:family="text">
      <style:text-properties fo:font-style="normal" fo:font-weight="normal" officeooo:rsid="0032db25" style:font-style-asian="normal" style:font-weight-asian="normal" style:font-style-complex="normal" style:font-weight-complex="normal"/>
    </style:style>
    <style:style style:name="T59" style:family="text">
      <style:text-properties fo:font-style="normal" fo:font-weight="normal" officeooo:rsid="003566ed" style:font-style-asian="normal" style:font-weight-asian="normal" style:font-style-complex="normal" style:font-weight-complex="normal"/>
    </style:style>
    <style:style style:name="T60" style:family="text">
      <style:text-properties fo:font-style="normal" fo:font-weight="normal" officeooo:rsid="0036e660" style:font-style-asian="normal" style:font-weight-asian="normal" style:font-style-complex="normal" style:font-weight-complex="normal"/>
    </style:style>
    <style:style style:name="T6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2" style:family="text">
      <style:text-properties fo:font-weight="normal" style:font-weight-asian="normal" style:font-weight-complex="normal"/>
    </style:style>
    <style:style style:name="T63" style:family="text">
      <style:text-properties fo:font-weight="normal" officeooo:rsid="0019b4fd" style:font-weight-asian="normal" style:font-weight-complex="normal"/>
    </style:style>
    <style:style style:name="T64" style:family="text">
      <style:text-properties fo:font-weight="normal" officeooo:rsid="0036e660" style:font-weight-asian="normal" style:font-weight-complex="normal"/>
    </style:style>
    <style:style style:name="T65" style:family="text">
      <style:text-properties fo:font-weight="normal" officeooo:rsid="00392996" style:font-weight-asian="normal" style:font-weight-complex="normal"/>
    </style:style>
    <style:style style:name="T66" style:family="text">
      <style:text-properties style:text-underline-style="solid" style:text-underline-width="auto" style:text-underline-color="font-color"/>
    </style:style>
    <style:style style:name="T67" style:family="text">
      <style:text-properties style:font-name="Times New Roman" fo:font-size="10.5pt" style:font-size-asian="10.5pt" style:font-size-complex="10.5pt"/>
    </style:style>
    <style:style style:name="T68" style:family="text">
      <style:text-properties style:font-name="Times New Roman" fo:font-size="10.5pt" officeooo:rsid="00359c2d" style:font-size-asian="10.5pt" style:font-size-complex="10.5pt"/>
    </style:style>
    <style:style style:name="T69" style:family="text">
      <style:text-properties fo:font-size="8pt" fo:font-weight="bold" style:font-size-asian="8pt" style:font-weight-asian="bold" style:font-size-complex="8pt" style:font-weight-complex="bold"/>
    </style:style>
    <style:style style:name="T70" style:family="text">
      <style:text-properties officeooo:rsid="00120962"/>
    </style:style>
    <style:style style:name="T71" style:family="text">
      <style:text-properties officeooo:rsid="0013c3a7"/>
    </style:style>
    <style:style style:name="T72" style:family="text">
      <style:text-properties officeooo:rsid="00159b8d"/>
    </style:style>
    <style:style style:name="T73" style:family="text">
      <style:text-properties officeooo:rsid="0015fde2"/>
    </style:style>
    <style:style style:name="T74" style:family="text">
      <style:text-properties officeooo:rsid="00183bd6"/>
    </style:style>
    <style:style style:name="T75" style:family="text">
      <style:text-properties officeooo:rsid="001cfea7"/>
    </style:style>
    <style:style style:name="T76" style:family="text">
      <style:text-properties officeooo:rsid="001e9400"/>
    </style:style>
    <style:style style:name="T77" style:family="text">
      <style:text-properties officeooo:rsid="001ec78f"/>
    </style:style>
    <style:style style:name="T78" style:family="text">
      <style:text-properties officeooo:rsid="00201777"/>
    </style:style>
    <style:style style:name="T79" style:family="text">
      <style:text-properties officeooo:rsid="0020a0e4"/>
    </style:style>
    <style:style style:name="T80" style:family="text">
      <style:text-properties officeooo:rsid="0021bf9d"/>
    </style:style>
    <style:style style:name="T81" style:family="text">
      <style:text-properties officeooo:rsid="00226d41"/>
    </style:style>
    <style:style style:name="T82" style:family="text">
      <style:text-properties officeooo:rsid="00255904"/>
    </style:style>
    <style:style style:name="T83" style:family="text">
      <style:text-properties officeooo:rsid="0027f9ac"/>
    </style:style>
    <style:style style:name="T84" style:family="text">
      <style:text-properties officeooo:rsid="0028fc18"/>
    </style:style>
    <style:style style:name="T85" style:family="text">
      <style:text-properties officeooo:rsid="002b2564"/>
    </style:style>
    <style:style style:name="T86" style:family="text">
      <style:text-properties officeooo:rsid="002cfd58"/>
    </style:style>
    <style:style style:name="T87" style:family="text">
      <style:text-properties officeooo:rsid="002de59e"/>
    </style:style>
    <style:style style:name="T88" style:family="text">
      <style:text-properties officeooo:rsid="002e0aba"/>
    </style:style>
    <style:style style:name="T89" style:family="text">
      <style:text-properties officeooo:rsid="002f3467"/>
    </style:style>
    <style:style style:name="T90" style:family="text">
      <style:text-properties officeooo:rsid="0031e1e6"/>
    </style:style>
    <style:style style:name="T91" style:family="text">
      <style:text-properties officeooo:rsid="0033879a"/>
    </style:style>
    <style:style style:name="T92" style:family="text">
      <style:text-properties officeooo:rsid="003566ed"/>
    </style:style>
    <style:style style:name="T93" style:family="text">
      <style:text-properties officeooo:rsid="00359c2d"/>
    </style:style>
    <style:style style:name="T94" style:family="text">
      <style:text-properties officeooo:rsid="0036e660"/>
    </style:style>
    <style:style style:name="T95" style:family="text">
      <style:text-properties officeooo:rsid="0038977b"/>
    </style:style>
    <style:style style:name="T96" style:family="text">
      <style:text-properties officeooo:rsid="00392996"/>
    </style:style>
    <style:style style:name="T97" style:family="text">
      <style:text-properties officeooo:rsid="003acbac"/>
    </style:style>
    <style:style style:name="T98" style:family="text">
      <style:text-properties officeooo:rsid="003b7430"/>
    </style:style>
    <style:style style:name="T99" style:family="text">
      <style:text-properties officeooo:rsid="003cfc0e"/>
    </style:style>
    <style:style style:name="T100" style:family="text">
      <style:text-properties officeooo:rsid="003f5f0a"/>
    </style:style>
    <style:style style:name="T101" style:family="text">
      <style:text-properties officeooo:rsid="0042138a"/>
    </style:style>
    <style:style style:name="T102" style:family="text">
      <style:text-properties officeooo:rsid="0043e9aa"/>
    </style:style>
    <style:style style:name="T103" style:family="text">
      <style:text-properties officeooo:rsid="00455736"/>
    </style:style>
    <style:style style:name="T104" style:family="text">
      <style:text-properties officeooo:rsid="004930d1"/>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70">ami aztán idővel jelentősen túlnőtt az eredeti feladaton. Mára a parser az API része lett, és egy egyre álltalánosabb ne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16">imports</text:span> táblájából veszi a program. <text:span text:style-name="T85">L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16">exec_state</text:span> = 'wait') rekordot, és forrásként feldolgozza az <text:span text:style-name="T16">impor</text:span><text:span text:style-name="T17">t_</text:span><text:span text:style-name="T16">text</text:span> mezőben kapott szöveget. A feldolgozás kezdetekor kitölti a pid, <text:span text:style-name="T16">started</text:span> mezőket, és az <text:span text:style-name="T16">exec_state</text:span> mezőt 'executed'-re állítja. A feldolgozás befejeztével kitölti az <text:span text:style-name="T16">ended</text:span> mezőt is, ha nem volt hiba akkor az <text:span text:style-name="T16">exec_state</text:span>, és <text:span text:style-name="T16">result_msg</text:span> 'ok'-ra lesz állítva, ha viszont hiba történt, akkor <text:span text:style-name="T16">exec_state</text:span> értéke 'faile' lesz, a <text:span text:style-name="T16">result_msg</text:span>-be kerül a részletes hiba üzenet, és ha keletkezett a hibáról log rekord, akkor azt a <text:span text:style-name="T16">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16">pid</text:span>, és <text:span text:style-name="T16">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Heading_20_2" text:outline-level="2"><text:soft-page-break/>Az import szintaxisa</text:h>
      <text:h text:style-name="Heading_20_3" text:outline-level="3">Kulcsszavak</text:h>
      <text:p text:style-name="P105">ADD ADDRESS ALARM ALERT ALL ARP ARPS ATTACHED ATTEMPTS BACK BEGIN BOOLEAN BY BYTEA CACHE CASE CHANGE CHECK CLEAR COMMAND COMMUNITY CONFIG CONVERTER COPY DATA DATE DAY DEFAULT DEFAULTS DELEGATE DELETE DELETED DHCPD DISABLE DO <text:span text:style-name="T104">DOMAIN</text:span> DYNAMIC EDIT ENABLE END ENUM EXCEPT EXCLUDE EXEC EXPRESSION EXTERNAL FALSE FEATURES FIELD FILE FILTER FILTERS FIXIP FLAPPING FLOAT FOR FRAME FROM FRONT GATEWAY GROUP GUI HIDE HOST HUB IANA ICMP ID IFDEF IFNDEF IFTYPE IMAGE INCLUDE INHERIT INSERT INTEGER INTERVAL IP IPADDRESS LEFT LINE LINK LINKS LIST LLDP LOCAL LOOKUP MAC MACRO MASK MAX MENU MESSAGE NAME NAMES NC NIL NO NODE NORMAL NOTE NOTIF NULL OF OFF OFFS ON ONLY ORD OWN PARAM PARAMS PARENT PARSER PATCH PERIOD PERIODS PING PLACE PORT PORTS POST PREFIX PREP PRIME PRINTER PRIVATE PROC PROTOCOL PSEUDO QUERY RANGE RE READ REAL RECTANGLE REFINE REMOVE REPLACE RESET RETRY RIGHT RIGHTS ROLLBACK SAVE SCAN SENSORS SEQUENCE SERVER SERVICE SET SHAPE SHARED SNMP SSH STATE STEP STRING SUB SUBNET SUPERIOR SWITCH SYS TABLE TAG TCP TEL TEMPLATE TERM THIS TIME TIP TITLE TO TOOL TRUE TYPE UDP UPDATE USER VALUE VIEW VIRTUAL VLAN VLANS WHATS WORKSTATION WRITE YES</text:p>
      <text:h text:style-name="Heading_20_3" text:outline-level="3">Megjegyzések</text:h>
      <text:p text:style-name="Text_20_body">C++ stílusú (/* ... */ vagy // ...) megjegyzéseket lehet használni.</text:p>
      <text:h text:style-name="Heading_20_3" text:outline-level="3">Adatok</text:h>
      <text:list xml:id="list1670112496282592471" text:style-name="List_20_1">
        <text:list-item>
          <text:p text:style-name="P106">64 bites előjeles egész szám.</text:p>
          <text:list>
            <text:list-item text:start-value="1">
              <text:p text:style-name="P106">Ha 0-val kezdődik, nem tartalmazhat csak 0-7 számjegyeket, ekkor oktális számjegy.</text:p>
            </text:list-item>
            <text:list-item>
              <text:p text:style-name="P106">Ha nem nullával, de számjeggyel kezdődik és csak számjegyeket tartalmaz, akkor decimális szám.</text:p>
            </text:list-item>
            <text:list-item>
              <text:p text:style-name="P106">Ha 0x-el kezdődik, akkor hexadecimális számjegy</text:p>
            </text:list-item>
            <text:list-item>
              <text:p text:style-name="P106">A negatív értékek a '-' unáris operátorral adhatóak meg.</text:p>
            </text:list-item>
            <text:list-item>
              <text:p text:style-name="P56">Néhány objektum esetén lehetőség van egy függvényhívás szerű kifejezéssel a rekord <text:span text:style-name="T83">ID</text:span> lekérdezésére a név alapján, és ennek használatára egész értékként:</text:p>
              <text:list>
                <text:list-item>
                  <text:p text:style-name="P58"><text:span text:style-name="T33">ID NODE (</text:span><text:span text:style-name="T1">&lt;név&gt;</text:span><text:span text:style-name="T33">)</text:span><text:tab/>Patch panel, fali csatlakozó, hálózati elem</text:p>
                </text:list-item>
                <text:list-item>
                  <text:p text:style-name="P60"><text:span text:style-name="T33">ID PORT</text:span> <text:span text:style-name="T33">(</text:span><text:span text:style-name="T4">&lt;node név&gt;</text:span><text:span text:style-name="T33">:</text:span><text:span text:style-name="T1">&lt;port név&gt;</text:span><text:span text:style-name="T33">)</text:span><text:tab/>Node név, és port név alapján a port_id.</text:p>
                </text:list-item>
                <text:list-item>
                  <text:p text:style-name="P60"><text:span text:style-name="T33">ID PORT (</text:span><text:span text:style-name="T1">&lt;node név&gt;</text:span><text:span text:style-name="T48">:</text:span><text:span text:style-name="T1">&lt;port index&gt;</text:span><text:span text:style-name="T33">)</text:span><text:tab/>Node név, és port index alapján a port_id.</text:p>
                </text:list-item>
                <text:list-item>
                  <text:p text:style-name="P60"><text:span text:style-name="T33">ID SERVICE (</text:span><text:span text:style-name="T1">&lt;név&gt;</text:span><text:span text:style-name="T33">)</text:span><text:tab/>A <text:span text:style-name="T83">s</text:span>ervice név alapján a service_id</text:p>
                </text:list-item>
                <text:list-item>
                  <text:p text:style-name="P61"><text:span text:style-name="T33">ID SERVICE TYPE (</text:span><text:span text:style-name="T1">&lt;bév&gt;</text:span><text:span text:style-name="T33">)</text:span><text:tab/><text:span text:style-name="T71">A </text:span>s<text:span text:style-name="T71">ervice </text:span>typus<text:span text:style-name="T71"> név alapján a service_</text:span>type<text:span text:style-name="T71">_id</text:span></text:p>
                </text:list-item>
                <text:list-item>
                  <text:p text:style-name="P58"><text:span text:style-name="T33">ID PLACE (</text:span><text:span text:style-name="T1">&lt;név&gt;</text:span><text:span text:style-name="T33">)</text:span><text:tab/>Hely vagy helyiség.</text:p>
                </text:list-item>
                <text:list-item>
                  <text:p text:style-name="P59"><text:span text:style-name="T33">ID PLACE </text:span><text:span text:style-name="T34">GROUP</text:span><text:span text:style-name="T33"> (</text:span><text:span text:style-name="T1">&lt;név&gt;</text:span><text:span text:style-name="T33">)</text:span><text:tab/>Hely vagy helyiség <text:span text:style-name="T71">csoport</text:span>.</text:p>
                </text:list-item>
                <text:list-item>
                  <text:p text:style-name="P58"><text:span text:style-name="T33">ID TIME PERIOD (</text:span><text:span text:style-name="T1">&lt;név&gt;</text:span><text:span text:style-name="T66">)</text:span><text:tab/>Idő intervallum.</text:p>
                </text:list-item>
                <text:list-item>
                  <text:p text:style-name="P58"><text:span text:style-name="T33">ID SUBNET (</text:span><text:span text:style-name="T1">&lt;név&gt;</text:span><text:span text:style-name="T66">)</text:span><text:tab/>Idő alhálózati cím.</text:p>
                </text:list-item>
                <text:list-item>
                  <text:p text:style-name="P58"><text:span text:style-name="T33">ID IFTYPE (</text:span><text:span text:style-name="T1">&lt;név&gt;</text:span><text:span text:style-name="T66">)</text:span><text:tab/>Interfész (port) típus.</text:p>
                </text:list-item>
                <text:list-item>
                  <text:p text:style-name="P58"><text:span text:style-name="T33">ID VLAN (</text:span><text:span text:style-name="T1">&lt;név&gt;</text:span><text:span text:style-name="T66">)</text:span><text:tab/>Virtuális hálózat.</text:p>
                </text:list-item>
                <text:list-item>
                  <text:p text:style-name="P60"><text:span text:style-name="T33">ID USER (</text:span><text:span text:style-name="T4">&lt;név&gt;</text:span><text:span text:style-name="T33">)</text:span><text:tab/>Felhasználó</text:p>
                </text:list-item>
                <text:list-item>
                  <text:p text:style-name="P60"><text:span text:style-name="T33">ID USER GROUP (</text:span><text:span text:style-name="T4">&lt;név&gt;</text:span><text:span text:style-name="T33">)</text:span><text:tab/>Felhasználói csoport.</text:p>
                </text:list-item>
                <text:list-item>
                  <text:p text:style-name="P60"><text:span text:style-name="T33">ID GROUP (</text:span><text:span text:style-name="T4">&lt;név&gt;</text:span><text:span text:style-name="T33">)</text:span><text:tab/>Felhasználói csoport.</text:p>
                </text:list-item>
                <text:list-item>
                  <text:p text:style-name="P61"><text:span text:style-name="T33">ID TABLE SHAPE (</text:span><text:span text:style-name="T1">&lt;név&gt;</text:span><text:span text:style-name="T33">)</text:span></text:p>
                </text:list-item>
                <text:list-item>
                  <text:p text:style-name="P61"><text:span text:style-name="T33">ID TABLE SHAPE(</text:span><text:span text:style-name="T1">&lt;tábla&gt;</text:span><text:span text:style-name="T33">.</text:span><text:span text:style-name="T1">&lt;mező&gt;</text:span><text:span text:style-name="T33">)</text:span></text:p>
                </text:list-item>
                <text:list-item>
                  <text:p text:style-name="P62">ID HOST SERVICE (<text:span text:style-name="T56">&lt;host-service azonosító&gt;</text:span>)</text:p>
                </text:list-item>
              </text:list>
            </text:list-item>
          </text:list>
        </text:list-item>
      </text:list>
      <text:p text:style-name="P43">A <text:span text:style-name="T1">&lt;host-service azonosító&gt;</text:span> a következőképpen adható meg ( a fenti kifejezésekben az azonosító csak akkor lesz elfogadva, ha <text:s/>csak egy és csakis egy service példányt azonosít):</text:p>
      <text:list xml:id="list3728496883604831117" text:style-name="L1">
        <text:list-item>
          <text:p text:style-name="P68"><text:span text:style-name="T1">&lt;host név&gt;</text:span><text:span text:style-name="T33">.</text:span><text:span text:style-name="T1">&lt;service név&gt;</text:span><text:tab/></text:p>
        </text:list-item>
        <text:list-item>
          <text:p text:style-name="P68"><text:span text:style-name="T1">&lt;host név&gt;</text:span><text:span text:style-name="T48">:</text:span><text:span text:style-name="T1">&lt;port név&gt;</text:span><text:span text:style-name="T33">.</text:span><text:span text:style-name="T1">&lt;service név&gt;</text:span><text:tab/></text:p>
        </text:list-item>
        <text:list-item>
          <text:p text:style-name="P68"><text:soft-page-break/><text:span text:style-name="T1">&lt;host név&gt;</text:span><text:span text:style-name="T33">.</text:span><text:span text:style-name="T1">&lt;service név&gt; </text:span><text:span text:style-name="T33">(</text:span><text:span text:style-name="T1">[&lt;protokol&gt;]</text:span><text:span text:style-name="T48">:</text:span><text:span text:style-name="T1">[&lt;mód&gt;]</text:span><text:span text:style-name="T33">)</text:span></text:p>
        </text:list-item>
        <text:list-item>
          <text:p text:style-name="P68"><text:span text:style-name="T1">&lt;host név&gt;</text:span><text:span text:style-name="T48">:</text:span><text:span text:style-name="T1">&lt;port név&gt;</text:span><text:span text:style-name="T33">.</text:span><text:span text:style-name="T1">&lt;service név&gt; </text:span><text:span text:style-name="T33">(</text:span><text:span text:style-name="T1">[&lt;protokol&gt;]</text:span><text:span text:style-name="T48">:</text:span><text:span text:style-name="T1">[&lt;mód&gt;]</text:span><text:span text:style-name="T33">)</text:span></text:p>
        </text:list-item>
      </text:list>
      <text:list xml:id="list103228536275260" text:continue-list="list1670112496282592471" text:style-name="List_20_1">
        <text:list-item>
          <text:list>
            <text:list-item>
              <text:p text:style-name="P69">Definiálhatóak változók, melynek az értékére a <text:span text:style-name="T33">#</text:span><text:span text:style-name="T1">változó</text:span> formában hivatkozhatunk. A <text:span text:style-name="T33">#+</text:span><text:span text:style-name="T1">változó</text:span> kifejezéssel a változó értékét eggyel növeljük, a kifejezés értéke pedig a változó új értéke.</text:p>
              <text:p text:style-name="P69">Egész típusú változót értékadással hozhatunk létre pl.: <text:span text:style-name="T69">#V=12</text:span> kifejezés létrehoz egy V nevű egész típusú változót, aminek a 12 értéket adja. Ha nem létező változóra hivatkozunk, akkor hibajelzést kapunk.</text:p>
            </text:list-item>
            <text:list-item>
              <text:p text:style-name="P69">Továbbá a <text:span text:style-name="T33">#[</text:span><text:span text:style-name="T1">&lt;egész kifejezés&gt;</text:span><text:span text:style-name="T33">]</text:span> formában megadhatunk egész kifejezéseket. A használható aritmetikai operátorok: +, –, *, /, |, &amp;. Ahol a | a bitenkénti vagy, az &amp; a bitenkénti és.</text:p>
            </text:list-item>
          </text:list>
        </text:list-item>
        <text:list-item>
          <text:p text:style-name="P106">Valós szám: Mint a decimális szám, de tartalmazhat egy db. pont (tizedespont) karaktert. nem kezdődhet '.' karakterrel, a pont előtt kell legalább egy 0 karakter. A negatív értékek a '-' unáris operátorral adhatóak meg.</text:p>
        </text:list-item>
        <text:list-item>
          <text:p text:style-name="P106">String (karakter sorozat)</text:p>
          <text:list>
            <text:list-item>
              <text:p text:style-name="P106">Egy stringet nem kell idézőjelbe tenni, ha nem számjeggyel kezdődik, csak alfanumerikus karaktereket tartalmaz, és nem kulcsszó. Az ilyen stringekre név típusként is fogok hivatkozni.</text:p>
            </text:list-item>
            <text:list-item>
              <text:p text:style-name="P106">Kétféle idézőjel használható. Egyik a szokásos kettős aposztróf.</text:p>
            </text:list-item>
            <text:list-item>
              <text:p text:style-name="P106">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03229123882211" text:continue-numbering="true" text:style-name="List_20_1">
        <text:list-item>
          <text:list>
            <text:list-header>
              <text:p text:style-name="P106">A kettős felülvonás idézőjel használatakor feldolgozásra kerülnek az un. escape szekvenciák. A $$ idézőjelek esetén nem. Így a "\n" egy soremelést tartalmaz, a $$\n$$ pedig a két megadott karakter.</text:p>
            </text:list-header>
            <text:list-item>
              <text:p text:style-name="P106">A <text:span text:style-name="T33">NULL</text:span> kulcsszó egy „NULL” stringet jelent.</text:p>
            </text:list-item>
            <text:list-item>
              <text:p text:style-name="P106"><text:span text:style-name="T33">STRING(</text:span><text:span text:style-name="T1">&lt;egész kifejezés&gt;</text:span><text:span text:style-name="T33">)</text:span><text:tab/>Szám, stri<text:span text:style-name="T72">n</text:span>ggé konvertálva.</text:p>
            </text:list-item>
            <text:list-item>
              <text:p text:style-name="P106"><text:span text:style-name="T33">MASK(</text:span><text:span text:style-name="T1">&lt;string kifejezés&gt;</text:span><text:span text:style-name="T48">,</text:span><text:span text:style-name="T1"> &lt;egész kifejezés&gt;</text:span><text:span text:style-name="T33">)</text:span><text:tab/>Konverzió egy maszk alapján: Ha a minta tartalmaz '?' helyettesítő karaktereket <text:span text:style-name="T80">(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06"><text:span text:style-name="T33">MACRO</text:span> (&lt;név&gt;)<text:tab/>A makró törzsét adja vissza a név alapján. Ha nem definiált a megadott nevű makró, akkor hibaüzenetet kapunk.</text:p>
            </text:list-item>
          </text:list>
          <text:list>
            <text:list-item>
              <text:p text:style-name="P106"><text:span text:style-name="T4">&lt;obj. name&gt;</text:span><text:span text:style-name="T16"> </text:span><text:span text:style-name="T33">TEMPLATE</text:span> <text:span text:style-name="T33">(</text:span><text:span text:style-name="T1">&lt;név&gt;</text:span><text:span text:style-name="T33">)<text:tab/></text:span><text:span text:style-name="T62">A megadott objektum típushoz ( </text:span><text:span text:style-name="T33">PATCH</text:span><text:span text:style-name="T62">, </text:span><text:span text:style-name="T33">NODE</text:span><text:span text:style-name="T62">) tartozó minta tartalmát adja vissza.</text:span></text:p>
            </text:list-item>
          </text:list>
        </text:list-item>
        <text:list-item>
          <text:p text:style-name="P106">IPV4<text:tab/>hálózati címet a szokásos módon adhatunk meg <text:span text:style-name="T72">pl.:</text:span> 172.20.1.3</text:p>
        </text:list-item>
        <text:list-item>
          <text:p text:style-name="P106">IPV6<text:tab/>Szintén a szokásos módon adható meg.</text:p>
        </text:list-item>
        <text:list-item>
          <text:p text:style-name="P106">MAC<text:tab/>Ethernet cím. A szokásos formátumok támogatottak</text:p>
        </text:list-item>
        <text:list-item>
          <text:p text:style-name="P106">subnet<text:tab/>Mindkét szokásos forma megengedett: 172.20.1.0/24 vagy 172.20.1.0/255.255.255.0</text:p>
        </text:list-item>
        <text:list-item>
          <text:p text:style-name="P106">polygon<text:tab/>Koordináták sorozata : <text:span text:style-name="T33">{ [</text:span><text:span text:style-name="T1">x1</text:span><text:span text:style-name="T33">,</text:span> <text:span text:style-name="T1">y1</text:span><text:span text:style-name="T33">], [</text:span><text:span text:style-name="T1">x2</text:span><text:span text:style-name="T33">,</text:span> <text:span text:style-name="T1">y2</text:span><text:span text:style-name="T33">]</text:span> ... <text:span text:style-name="T33">}</text:span>, ahol x és y lebegőpontos, vagy egész előjeles értékek, <text:span text:style-name="T72">ill. kifejezés</text:span>. <text:span text:style-name="T83">Ha csak két pont van megadva, az egy négyzetet reprezentál.</text:span></text:p>
        </text:list-item>
        <text:list-item>
          <text:p text:style-name="P106">Kábel megosztások. Nyolc lehetséges értéke van (nem számolva azt az esetet, amikor nincs megosztás, <text:span text:style-name="T83">ill. nincs bekötve a port</text:span>) az értékek név, ill. stringként adhatóak meg:</text:p>
          <text:list>
            <text:list-item>
              <text:p text:style-name="P106">A<text:tab/>Az 1., 2., 3. és 6. erek használata, 2 érpár.</text:p>
            </text:list-item>
            <text:list-item>
              <text:p text:style-name="P106">B<text:tab/>A 4., 5., 7. és 8. erek használata, 2 érpár.</text:p>
            </text:list-item>
            <text:list-item>
              <text:p text:style-name="P106">AA<text:tab/>Az 1. és 2. erek használata, 1 érpár.</text:p>
            </text:list-item>
            <text:list-item>
              <text:p text:style-name="P106">AB<text:tab/>A 3. és 6. erek használata, 1 érpár.</text:p>
            </text:list-item>
            <text:list-item>
              <text:p text:style-name="P106">BA<text:tab/>A 4. és 5. erek használata, 1 érpár.</text:p>
            </text:list-item>
            <text:list-item>
              <text:p text:style-name="P106">BB<text:tab/>A 7. és 8. erek használata, 1 érpár.</text:p>
            </text:list-item>
            <text:list-item>
              <text:p text:style-name="P106">C<text:tab/>A 3. és 4. erek használata.</text:p>
            </text:list-item>
            <text:list-item>
              <text:p text:style-name="P106">D<text:tab/>A 5. és 6. erek használata.</text:p>
            </text:list-item>
            <text:list-item>
              <text:p text:style-name="P108">NC<text:tab/>Nincs bekötve</text:p>
            </text:list-item>
          </text:list>
        </text:list-item>
        <text:list-item>
          <text:p text:style-name="P106">Logikai érték: Az <text:span text:style-name="T33">ON</text:span><text:span text:style-name="T62">,</text:span><text:span text:style-name="T33"> YES</text:span><text:span text:style-name="T62"> és </text:span><text:span text:style-name="T33">TRUE</text:span> kulcsszavak igaz értéket, az <text:span text:style-name="T33">OFF</text:span>, <text:span text:style-name="T33">NO</text:span> és <text:span text:style-name="T33">FALSE</text:span> kulcsszavak pedig hamis értéket jelentenek.</text:p>
        </text:list-item>
        <text:list-item>
          <text:p text:style-name="P106">Egyes helyeken megadható a fentebb felsorolt típusok bármelyike, ezeken a helyeken kifejezések is megadhatóak a megfelelő zárójelezéssel.</text:p>
        </text:list-item>
        <text:list-item>
          <text:p text:style-name="P106">Listák</text:p>
          <text:list>
            <text:list-item>
              <text:p text:style-name="P106">string listák. Stringek felsorolása, ahol az elválasztó karakter a vessző. A lista, vagy annak egy része generálható a <text:span text:style-name="T33">LIST</text:span> <text:soft-page-break/>kulcsszó használatával:</text:p>
            </text:list-item>
          </text:list>
        </text:list-item>
      </text:list>
      <text:p text:style-name="example">LIST <text:span text:style-name="T4">&lt;egész kifejezés&gt;</text:span> TO <text:span text:style-name="T4">&lt;egész kifejezés&gt;</text:span> MASK <text:span text:style-name="T4">&lt;string&gt;</text:span></text:p>
      <text:p text:style-name="example">LIST <text:span text:style-name="T4">&lt;egész kifejezés&gt;</text:span> TO <text:span text:style-name="T4">&lt;egész kifejezés&gt;</text:span> STEP <text:span text:style-name="T4">&lt;egész kifejezés&gt;</text:span> MASK <text:span text:style-name="T56">&lt;string&gt;</text:span></text:p>
      <text:list xml:id="list103230401636959" text:continue-numbering="true" text:style-name="List_20_1">
        <text:list-item>
          <text:list>
            <text:list-header>
              <text:p text:style-name="P106">A <text:span text:style-name="T33">LIST</text:span> utáni kifejezés értékétől a <text:span text:style-name="T33">TO</text:span> utáni kifejezés értékéig növelünk egy ciklusváltozót, és minden elemel generálunk egy stringet a fentebb leírt <text:span text:style-name="T33">MASK</text:span> stílusú string konverzióval. Ha a ciklusváltózó értéke egyenlő lesz a <text:span text:style-name="T33">TO</text:span> utáni <text:span text:style-name="T73">kifejezéssel</text:span>, akkor az azzal konvertált érték mé<text:span text:style-name="T73">g</text:span> eleme lesz a listának. Ha megadjuk a <text:span text:style-name="T33">STEP</text:span> kulcsszót, akkor 1 helyett az utána megadott érték lesz a lépésköz. Pl.:</text:p>
            </text:list-header>
          </text:list>
        </text:list-item>
      </text:list>
      <text:p text:style-name="example">LIST 1 TO 8 MASK ”p??”</text:p>
      <text:list xml:id="list103230419115573" text:continue-numbering="true" text:style-name="List_20_1">
        <text:list-item>
          <text:list>
            <text:list-header>
              <text:p text:style-name="P107">kifejezés eredménye a:</text:p>
              <text:p text:style-name="P112">p01, p02,p03,p04,p05,p06,p07,p08</text:p>
              <text:p text:style-name="P107">lista.</text:p>
            </text:list-header>
          </text:list>
        </text:list-item>
      </text:list>
      <text:p text:style-name="P118">Megjegyzés:</text:p>
      <text:p text:style-name="P46"><text:span text:style-name="T86">Mivel a lista elemek a fenti példában betűvel kezdődnek, és csak alfanumerikus karaktereket tartalmaznak, nem kulcsszavak, nem kell idézőjelbe tenni az elemeket, ha az előző feltételek nem teljesülnek az idézőjelekről is gondoskodni kell!</text:span>. <text:span text:style-name="T74">A LIST működése makró jellegű, a makró feldolgozás pedig rekurzív.</text:span></text:p>
      <text:p text:style-name="P51">Ha ki kell kényszeríteni a lista elemek idézőjelezését, akkor használhatjuk az alternatív idézőjeleket:</text:p>
      <text:p text:style-name="example">LIST 1 TO 8 MASK <text:span text:style-name="T94">$$</text:span>”??”<text:span text:style-name="T94">$$</text:span></text:p>
      <text:p text:style-name="P52">kifejezés eredménye a:</text:p>
      <text:p text:style-name="example">”01”,”02”, ”03”,”04”,”05”,”06”,”07”,”08”</text:p>
      <text:p text:style-name="P52">lista.</text:p>
      <text:list xml:id="list103229252817042" text:continue-numbering="true" text:style-name="List_20_1">
        <text:list-item>
          <text:list>
            <text:list-item>
              <text:p text:style-name="P106">Egész számok listája. Szintén a vessző az elválasztó jel, és a lista vagy annak egy része szintén generálható a <text:span text:style-name="T33">LIST</text:span> kulcsszó használatával:</text:p>
            </text:list-item>
          </text:list>
        </text:list-item>
      </text:list>
      <text:p text:style-name="example">LIST <text:span text:style-name="T4">&lt;egész kifejezés&gt;</text:span> TO <text:span text:style-name="T4">&lt;egész kifejezés&gt;</text:span></text:p>
      <text:p text:style-name="example"><text:span text:style-name="T48">LIST</text:span><text:span text:style-name="T4"> &lt;egész kifejezés&gt;</text:span><text:span text:style-name="T48"> TO </text:span><text:span text:style-name="T4">&lt;egész kifejezés&gt;</text:span><text:span text:style-name="T48"> STEP </text:span><text:span text:style-name="T4">&lt;egész kifejezés&gt;</text:span></text:p>
      <text:list xml:id="list103228854856628" text:continue-numbering="true" text:style-name="List_20_1">
        <text:list-item>
          <text:list>
            <text:list-item>
              <text:p text:style-name="P106">Változó típusú elemek listája. A lista elem bármilyen (fentebb felsorolt nem lista) típusú lehet. Itt is lehetőség van a lista egészének vagy egy részének a <text:span text:style-name="T33">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MACRO kulcsszóval definiálhatóak:</text:p>
      <text:list xml:id="list5276003999742945154" text:style-name="L2">
        <text:list-item>
          <text:p text:style-name="P113">MACRO <text:span text:style-name="T4">&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73">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SNMPDEV "%1.xyz.local" LOOKUP ARP "%2" { PORTS BY SNMP; } $$;</text:p>
      <text:p text:style-name="example">MACRO P24 $$ PATCH <text:s text:c="2"/>"%1" "%2" COPY FROM patch24; $$;</text:p>
      <text:p text:style-name="example">MACRO P48 $$ PATCH <text:s text:c="2"/>"%1" "%2" COPY FROM patch48; $$;</text:p>
      <text:p text:style-name="example">$Sw(sw1,”Az első switch”)</text:p>
      <text:p text:style-name="example">$P24(P1,”Els<text:span text:style-name="T80">ő</text:span> patch panel”)</text:p>
      <text:p text:style-name="Text_20_body">Egy makró felüldefiniálható.</text:p>
      <text:p text:style-name="Text_20_body">Lehetséges egy makró definíciót az adatbázisban rögzíteni:</text:p>
      <text:p text:style-name="example"><text:s/>MACRO <text:span text:style-name="T4">&lt;makro név&gt; &lt;makró törzs&gt; [&lt;leírás&gt;] </text:span><text:span text:style-name="T48">SAVE;</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4">&lt;makro név&gt;</text:span><text:span text:style-name="T48">;</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4">&lt;változó </text:span><text:span text:style-name="T5">típusú</text:span><text:span text:style-name="T4"> lista&gt;</text:span> DO MACRO <text:span text:style-name="T15">&lt;macro név&gt;</text:span>;</text:p>
      <text:p text:style-name="Text_20_body">Magyarázat helyett egy példa:</text:p>
      <text:p text:style-name="example">MACRO Sw $$ <text:span text:style-name="T73">HOST </text:span>SNMP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text:soft-page-break/>DO Sw;</text:p>
      <text:p text:style-name="Text_20_body">A fenti néhány sor egyenértékű a következő sorokkal:</text:p>
      <text:p text:style-name="example"><text:span text:style-name="T73">HOST </text:span>SNMP "xx1.xyz.local" LOOKUP ARP "xx rendező 1. switch" { PORTS BY SNMP; }</text:p>
      <text:p text:style-name="example"><text:span text:style-name="T73">HOST </text:span>SNMP "xx2.xyz.local" LOOKUP ARP "xx rendező 2. switch" { PORTS BY SNMP; }</text:p>
      <text:p text:style-name="example"><text:span text:style-name="T73">HOST S</text:span>NMP "xx3.xyz.local" LOOKUP ARP "xx rendező 3. switch" { PORTS BY SNMP; }</text:p>
      <text:p text:style-name="Text_20_body">A FOR -ban nem szükséges előre definiált makrót használni, megadhatjuk közvetlenül a makró törzset is:</text:p>
      <text:p text:style-name="example">FOR <text:span text:style-name="T4">&lt;változó </text:span><text:span text:style-name="T5">típusú</text:span><text:span text:style-name="T4"> lista&gt;</text:span> DO <text:span text:style-name="T15">&lt;macro törzs&gt;</text:span>;</text:p>
      <text:p text:style-name="Text_20_body">Ez egyenértékű azzal, hogy definiálunk egy '__' nevű makrót a fenti makró <text:span text:style-name="T73">törzzsel</text:span>, és aztán ezt hívjuk a fentebb megadott formában. (Az így definiált makró nem törlődik, ha létezett felülíródik).</text:p>
      <text:p text:style-name="P42">Speciális makróknak tekinthetőek a template-k is, melyek a PATCH és NODE típusú objektumok definiálását könnyítik meg, leírásukat lásd később.</text:p>
      <text:h text:style-name="P111" text:outline-level="3">Vezérlés jellegű utasítások</text:h>
      <text:p text:style-name="Text_20_body">Az INCLUDE kulcsszó segítségével más szöveges fájlok feldogozását tudjuk beilleszteni:</text:p>
      <text:p text:style-name="example">INCLUDE <text:span text:style-name="T4">&lt;path&gt;</text:span>;</text:p>
      <text:h text:style-name="Heading_20_3" text:outline-level="3">Tranzakciókezelés</text:h>
      <text:p text:style-name="Text_20_body">Három kulcsszó használatával valósítható meg a tranzakciókezelés: <text:span text:style-name="T33">BEGIN</text:span>, <text:span text:style-name="T33">END</text:span>, és <text:span text:style-name="T33">ROLLBACK</text:span>.</text:p>
      <text:p text:style-name="Text_20_body">Az import a feldogozását mindig egy tranzakció indítással kezd<text:span text:style-name="T73">i</text:span>, amit a feldolgozás után, ha nem volt hiba, egy end tranzakció, ill. hiba esetén egy rollback-al zár le.</text:p>
      <text:h text:style-name="P109" text:outline-level="3">Globális jelentésű kulcsszavakat</text:h>
      <text:p text:style-name="P29">Minden új objektum megadásakor, ha az objektum már létezik, hibajelzést kapunk (és megszakad a feldolgozás). A legtöbb objektum esetén a definícióban megadhatjuk a <text:span text:style-name="T33">REPLACE </text:span><text:span text:style-name="T64">vagy</text:span><text:span text:style-name="T44"> INSERT</text:span> 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86">al-</text:span>objektumaira is (pl. hálózati elemek portjai), ha az al-objektumot megadtuk azonos névvel, akkor annak az ID-je és kapcsolatai megmaradnak, amit nem <text:span text:style-name="T86">adtunk meg,</text:span> azok <text:span text:style-name="T86">az al-objektumok</text:span> törlődnek.</text:p>
      <text:p text:style-name="P30">Ha a fenti működést alapértelmezetté akarjuk tenni, akkor a következő parancsot kell kiadni:</text:p>
      <text:p text:style-name="P12">SET REPLACE;</text:p>
      <text:p text:style-name="P30">Ezután minden objektum definíciónál (melyeknél a <text:span text:style-name="T33">REPLACE</text:span> megadható), ha olyan objektumot adunk meg ami már létezik, akkor a fenti módon felülírás történik.</text:p>
      <text:p text:style-name="P30">Ezzel ellentétes hatású a</text:p>
      <text:p text:style-name="example">SET INSERT;</text:p>
      <text:p text:style-name="P30">utasítás. Objektum definíciókban a felülírás letiltható az <text:span text:style-name="T33">INSERT</text:span> kulcsszóval.</text:p>
      <text:p text:style-name="P31">Azt, hogy az INSERT vagy REPLACE mód legyen érvényben, a „global_replaxe_flag” boolean típusú rendszerváltozó értéke határozza meg. Ha értéke igaz, akkor a REPLACE, ha hamis, vagy nem létezik, akkor az INSERT van érvényben alapértelmezés szerint.</text:p>
      <text:p text:style-name="P31">Hálózati elemek esetén az objektum helyét, ill. helyiség definíciókban a parent-et, nem kell minden esetben megadni, megadhatjuk globálisan is, ha kiadjuk a:</text:p>
      <text:p text:style-name="example">SET PLACE <text:span text:style-name="T4">&lt;név&gt;</text:span>;</text:p>
      <text:p text:style-name="P31">parancsot. Ezután, ha nem adtuk meg a helyet, akkor az alapértelmezett <text:span text:style-name="T87">hely</text:span> „unknown”, <text:span text:style-name="T87">ill. alapértelmezett parent a „root”</text:span> helyett a fenti helyiségnév lesz az alapértelmezett<text:span text:style-name="T87">en</text:span>.</text:p>
      <text:h text:style-name="Heading_20_3" text:outline-level="3">Objektumok törlése</text:h>
      <text:p text:style-name="Text_20_body">A <text:span text:style-name="T33">DELETE</text:span> kulcsszóval lehetőség van egyes objektumok törlésére: </text:p>
      <text:p text:style-name="example">DELETE <text:span text:style-name="T4">&lt;object type&gt; &lt;név/minta lista&gt;</text:span>;</text:p>
      <text:p text:style-name="Text_20_body">Ahol:</text:p>
      <text:list xml:id="list813453973861496949" text:style-name="L3">
        <text:list-item>
          <text:p text:style-name="P71">&lt;object type&gt;<text:tab/>A törölni kíván objektum típusa : <text:span text:style-name="T37">MACRO</text:span><text:span text:style-name="T84">, </text:span><text:span text:style-name="T33">PLACE, </text:span><text:span text:style-name="T35">PLACE GROUP, USER, </text:span><text:span text:style-name="T63">[</text:span><text:span text:style-name="T35">USER</text:span><text:span text:style-name="T63">]</text:span><text:span text:style-name="T35"> GROUP </text:span>, <text:span text:style-name="T33">PATCH</text:span>, <text:span text:style-name="T33">NODE, VLAN</text:span>, <text:span text:style-name="T33">SUBNET, </text:span><text:span text:style-name="T37">SERVICE</text:span><text:span text:style-name="T33">, TABLE SHAPE, ENUM TITLE</text:span>.</text:p>
        </text:list-item>
        <text:list-item>
          <text:p text:style-name="P70">&lt;név/minta lista&gt;<text:tab/>A törölni kívánt objektumok nevei, <text:span text:style-name="T73">ill.</text:span> egy az SQL LIKE operátoránál használt minták, az összes mintára illeszkedő objektum törölve lesz.</text:p>
        </text:list-item>
      </text:list>
      <text:p text:style-name="Text_20_body">A node típusú objektumoknál megadott mentett minták törlése a következő paranccsal történhet:</text:p>
      <text:p text:style-name="P9">DELETE TEMPLATE <text:span text:style-name="T4">&lt;object type&gt;</text:span> <text:span text:style-name="T4">&lt;név&gt;</text:span>;</text:p>
      <text:p text:style-name="Text_20_body">Ahol:</text:p>
      <text:list xml:id="list103229902444942" text:continue-numbering="true" text:style-name="L3">
        <text:list-item>
          <text:p text:style-name="P70"><text:soft-page-break/>&lt;object type&gt;<text:tab/>Az objektum típusa : <text:span text:style-name="T33">PATCH</text:span>, vagy <text:span text:style-name="T33">NODE</text:span>.</text:p>
        </text:list-item>
        <text:list-item>
          <text:p text:style-name="P70">&lt;név&gt;<text:tab/>A törölni kívánt objektum minta neve.</text:p>
        </text:list-item>
      </text:list>
      <text:p text:style-name="Text_20_body">Egyes objektumok esetén egy kicsit eltérő a szintaxis:</text:p>
      <text:list xml:id="list2020778292850817709" text:style-name="L4">
        <text:list-item>
          <text:p text:style-name="P99">A host_services rekord törlése:</text:p>
          <text:p text:style-name="P114">DELETE HOST <text:span text:style-name="T4">&lt;n</text:span><text:span text:style-name="T6">év/minta lista</text:span><text:span text:style-name="T4">&gt; </text:span><text:span text:style-name="T48">SERVICE</text:span><text:span text:style-name="T4"> &lt;név/minta lista&gt;</text:span>;</text:p>
          <text:p text:style-name="P73">vagy<text:line-break/><text:span text:style-name="T33">DELETE HOST</text:span> <text:span text:style-name="T48">SERVICE</text:span><text:span text:style-name="T4">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74"><text:span text:style-name="T33">ENUM TITLE </text:span><text:span text:style-name="T4">&lt;típus név&gt; &lt;érték lista&gt;</text:span><text:span text:style-name="T33">;</text:span><text:line-break/>Az egyszerű alak az enumerációs típushoz tartozó összes érték megnevezést törli. A fenti esetben csak a megadott értékek törlődnek.</text:p>
        </text:list-item>
        <text:list-item>
          <text:p text:style-name="P72">Fizikai linkek törlése (phs_links_<text:span text:style-name="T75">t</text:span>able rekordok törlése<text:span text:style-name="T84">)</text:span>:</text:p>
          <text:p text:style-name="P114">DELETE LINK <text:span text:style-name="T4">&lt;node neve&gt; &lt;port név/minta lista&gt;</text:span>;</text:p>
          <text:p text:style-name="P114">DELETE LINK <text:span text:style-name="T4">&lt;node név lista&gt; </text:span>;</text:p>
          <text:p text:style-name="P114">DELETE LINK <text:span text:style-name="T4">&lt;node neve&gt; &lt;port index kezdő&gt; [&lt;port index záró&gt;</text:span>;</text:p>
          <text:p text:style-name="P72">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72">Végül a GUI menük törlése csak az olvashatóság miatt eltérő szintaxisú, itt. A menü elemek egyenkénti törlése nem lehetséges:</text:p>
          <text:p text:style-name="P114">DELETE GUI<text:span text:style-name="T4"> &lt;név/minta lista&gt; </text:span><text:span text:style-name="T48">MENU;</text:span></text:p>
        </text:list-item>
        <text:list-item>
          <text:p text:style-name="P115"><text:span text:style-name="T56">A query_parsers rekor</text:span><text:span text:style-name="T60">d</text:span><text:span text:style-name="T56">ok a szolgáltatás név alapján törölhetőek:</text:span><text:span text:style-name="T48"><text:line-break/>DELETE QUERY PARSER </text:span><text:span text:style-name="T4">&lt;nevek&gt;</text:span><text:span text:style-name="T48">;</text:span></text:p>
        </text:list-item>
      </text:list>
      <text:h text:style-name="Heading_20_3" text:outline-level="3">Lekérdezés jellegű funkciók</text:h>
      <text:p text:style-name="Text_20_body">Annak érdekében, hogy ne keljen megadni Az<text:span text:style-name="T75"> aktív</text:span> <text:span text:style-name="T33">NODE</text:span> objektumoknál, és interfészeknél (<text:span text:style-name="T33">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33">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75">RE UPDATE</text:span> ARPS;</text:p>
      <text:p text:style-name="P28">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49">Megjegyzés:</text:p>
      <text:p text:style-name="P45">Egy működő rendszerben, ha a lekérdező funkciók már kellő ideig működtek, a hivatkozott adattáblák már fel lehetnek töltve. Ekkor a fejezetben tárgyalt parancsok kiadása felesleges.</text:p>
      <text:p text:style-name="Text_20_body">A<text:span text:style-name="T75">z</text:span> <text:span text:style-name="T75">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76">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76">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76">harmadik</text:span> sorban szintén egy aktív eszköz ARP tábláját kérdezhetjük le, de az SNMP protokollal.</text:p>
      <text:p text:style-name="Text_20_body">Az <text:span text:style-name="T76">negyedik</text:span> és <text:span text:style-name="T76">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76">ugyan</text:span> megkapjuk, de azt már nekünk kell<text:span text:style-name="T76">ene</text:span> kitalálni melyik ssh híváshoz tartozik.</text:p>
      <text:p text:style-name="Text_20_body"><text:soft-page-break/>Abban az esetben, ha a belső IP-MAC táblát akarjuk használni az egyik paraméter kiderítésére, akkor a kiderítendő paraméter helyén az ARP kulcsszót kell használni. </text:p>
      <text:p text:style-name="P26">Ha biztosítani szeretnénk, hogy a lekérdezett ARP táblában valóban szerepeljen egy cím, és ezt a hálózati topológia lehetővé teszi, kiadhatunk egy ping-et:</text:p>
      <text:p text:style-name="P10">PING <text:span text:style-name="T4">&lt;ip&gt;</text:span>;</text:p>
      <text:p text:style-name="P26">és vagy ez után adjuk meg az ARP táblát lekérdező parancsot, vagy kiadjuk a <text:span text:style-name="T36">RE UPDATE ARPS;</text:span><text:span text:style-name="T77"> mely végrehajtja az összes eddig kiadott ARP lekérdezést.</text:span></text:p>
      <text:p text:style-name="megjegyzes_20_cim">Megjegyzés:</text:p>
      <text:p text:style-name="megjegyzes">A fordító az IP cím helyén nem tesz különbséget az ARP és LOOKUP kulcsszavak között, mindig ugyanazzal a stratégiával próbálja kideríteni a hiányzó adatokat..</text:p>
      <text:p text:style-name="P37">Lehetőség van egy SNMP és LLDP képes hálózati elem megadásával az összes...</text:p>
      <text:p text:style-name="P21">SCAN LLDP <text:span text:style-name="T4">&lt;név&gt;</text:span>;</text:p>
      <text:p text:style-name="P37">...</text:p>
      <text:h text:style-name="P110" text:outline-level="3">Rendszer paraméterek</text:h>
      <text:h text:style-name="Heading_20_4" text:outline-level="4">Paraméter típusok</text:h>
      <text:p text:style-name="P32">A paraméter típusok definíciója:</text:p>
      <text:p text:style-name="P13">PARAM TYPE <text:span text:style-name="T4">&lt;név&gt; </text:span><text:span text:style-name="T7">[&lt;leírás&gt;] &lt;adat típus&gt; [&lt;dimenzió&gt;]</text:span><text:span text:style-name="T88">;</text:span></text:p>
      <text:p text:style-name="P33">Ahol a:</text:p>
      <text:list xml:id="list4348765601833597689" text:style-name="L5">
        <text:list-item>
          <text:p text:style-name="P75">&lt;név&gt;<text:tab/>A típus objektum neve, egy string.</text:p>
        </text:list-item>
        <text:list-item>
          <text:p text:style-name="P75">&lt;leírás&gt;<text:tab/>Opcionális leírás, vagy megjegyzés, ami egy string.</text:p>
        </text:list-item>
        <text:list-item>
          <text:p text:style-name="P75">&lt;adat típus&gt;<text:tab/>A típushoz tartozó paraméter adat típusát definiálja, a lehetséges értékek:</text:p>
        </text:list-item>
        <text:list-item>
          <text:p text:style-name="P100"><text:span text:style-name="T33">BOOLEAN</text:span><text:tab/>Logikai érték</text:p>
        </text:list-item>
      </text:list>
      <text:list xml:id="list4893389935634608183" text:style-name="L6">
        <text:list-item>
          <text:p text:style-name="P101"><text:span text:style-name="T33">INTEGER</text:span><text:tab/>Egész<text:span text:style-name="T88"> szám (64 bites)</text:span></text:p>
        </text:list-item>
        <text:list-item>
          <text:p text:style-name="P101"><text:span text:style-name="T33">REAL</text:span><text:tab/><text:tab/><text:span text:style-name="T88">Dupla pontos lebegőpontos szám</text:span></text:p>
        </text:list-item>
        <text:list-item>
          <text:p text:style-name="P101"><text:span text:style-name="T33">STRING</text:span><text:tab/><text:tab/><text:span text:style-name="T88">string</text:span></text:p>
        </text:list-item>
        <text:list-item>
          <text:p text:style-name="P101"><text:span text:style-name="T33">INTERVAL</text:span><text:tab/><text:span text:style-name="T88">időintervallum</text:span></text:p>
        </text:list-item>
        <text:list-item>
          <text:p text:style-name="P101"><text:span text:style-name="T33">IPADDRESS</text:span><text:tab/><text:span text:style-name="T88">IP cím</text:span></text:p>
        </text:list-item>
        <text:list-item>
          <text:p text:style-name="P101"><text:span text:style-name="T33">DATE</text:span><text:tab/><text:tab/><text:span text:style-name="T88">Dátum.</text:span></text:p>
        </text:list-item>
        <text:list-item>
          <text:p text:style-name="P101"><text:span text:style-name="T33">TIME</text:span><text:tab/><text:tab/><text:span text:style-name="T88">Időpont egy napon bellül.</text:span></text:p>
        </text:list-item>
        <text:list-item>
          <text:p text:style-name="P101"><text:span text:style-name="T33">DATE</text:span> <text:span text:style-name="T33">TIME</text:span><text:tab/><text:span text:style-name="T88">Időpont dátummal.</text:span></text:p>
        </text:list-item>
        <text:list-item>
          <text:p text:style-name="P101"><text:span text:style-name="T33">BYTEA</text:span><text:tab/><text:tab/><text:span text:style-name="T88">Bináris adat.</text:span></text:p>
        </text:list-item>
      </text:list>
      <text:list xml:id="list103229930451525" text:continue-list="list4348765601833597689" text:style-name="L5">
        <text:list-item>
          <text:p text:style-name="P104">&lt;dimenzió&gt;<text:tab/>Egy opcionális dimenzió, ami egy string lehet.</text:p>
        </text:list-item>
      </text:list>
      <text:p text:style-name="P50">Megjegyzés:</text:p>
      <text:p text:style-name="P48">A paraméter típus objektum nem csak a rendszerparaméterek típusát, de a port és node objektumokhoz rendelhető paraméterek típusát is leírja.</text:p>
      <text:p text:style-name="P34">A rendszerben a következő alapértelmezett paraméter típusok vannak előre definiálva:</text:p>
      <text:p text:style-name="P14">PARAM TY<text:span text:style-name="T89">P</text:span>E <text:span text:style-name="T89">boolean</text:span> <text:span text:style-name="T33">BOOLEAN;</text:span></text:p>
      <text:p text:style-name="P15"><text:span text:style-name="T33">PARAM TY</text:span><text:span text:style-name="T38">P</text:span><text:span text:style-name="T33">E </text:span><text:span text:style-name="T39">bigint</text:span><text:span text:style-name="T38"> INTEGER;</text:span></text:p>
      <text:p text:style-name="P16"><text:span text:style-name="T38">PARAM TYPE „</text:span><text:span text:style-name="T39">double precision” REAL;</text:span></text:p>
      <text:p text:style-name="P16"><text:span text:style-name="T39">PARAM TY</text:span><text:span text:style-name="T38">P</text:span><text:span text:style-name="T39">E text STRING;</text:span></text:p>
      <text:p text:style-name="P16"><text:span text:style-name="T39">PARAM TY</text:span><text:span text:style-name="T38">P</text:span><text:span text:style-name="T39">E interval INTERVAL;</text:span></text:p>
      <text:p text:style-name="P16"><text:span text:style-name="T33">PARAM TY</text:span><text:span text:style-name="T38">P</text:span><text:span text:style-name="T33">E </text:span><text:span text:style-name="T39">date DATE;</text:span></text:p>
      <text:p text:style-name="P16"><text:span text:style-name="T39">PARAM TY</text:span><text:span text:style-name="T38">P</text:span><text:span text:style-name="T39">E time TIME;</text:span></text:p>
      <text:p text:style-name="P16"><text:span text:style-name="T39">PARAM TY</text:span><text:span text:style-name="T38">P</text:span><text:span text:style-name="T39">E timestamp DATE TIME;</text:span></text:p>
      <text:p text:style-name="P16"><text:span text:style-name="T39">PARAM TY</text:span><text:span text:style-name="T38">P</text:span><text:span text:style-name="T39">E inet IPADDRESS;</text:span></text:p>
      <text:p text:style-name="P16"><text:span text:style-name="T39">PARAM TY</text:span><text:span text:style-name="T38">P</text:span><text:span text:style-name="T39">E bytea BYTEA;</text:span></text:p>
      <text:p text:style-name="P17"><text:span text:style-name="T39">PARAM TY</text:span><text:span text:style-name="T38">P</text:span><text:span text:style-name="T39">E </text:span><text:span text:style-name="T40">search_domain STRING ”System paraméter: Search domain names(s)”;</text:span></text:p>
      <text:p text:style-name="P17"><text:span text:style-name="T39">PARAM TY</text:span><text:span text:style-name="T38">P</text:span><text:span text:style-name="T39">E </text:span><text:span text:style-name="T40">suspected_uplink BOOLEAN ”Port paraméter: Feltételezhetően egy uplink, a portnak a mactab táblába való felvétele tiltott.”;</text:span></text:p>
      <text:p text:style-name="P17"><text:span text:style-name="T40">PARAM TY</text:span><text:span text:style-name="T38">P</text:span><text:span text:style-name="T40">E inventory_number STRING ”Leltári szám” ;</text:span></text:p>
      <text:p text:style-name="P19"><text:span text:style-name="T41">PARAM TY</text:span><text:span text:style-name="T38">P</text:span><text:span text:style-name="T41">E </text:span><text:span text:style-name="T40">serial_number </text:span><text:span text:style-name="T33">STRING ”</text:span><text:span text:style-name="T40">Gyári szám”;</text:span></text:p>
      <text:h text:style-name="P116" text:outline-level="4">Rendszer paraméter értékek</text:h>
      <text:p text:style-name="P35">Új rendszerparamétereket definiálhatunk, ill. értéküket felülírhatjuk a következő paranccsal:</text:p>
      <text:p text:style-name="P18"><text:soft-page-break/>SYS PARAM <text:span text:style-name="T4">&lt;típus&gt; &lt;név&gt;</text:span> = <text:span text:style-name="T4">&lt;érték </text:span><text:span text:style-name="T8">mint string</text:span><text:span text:style-name="T4">&gt;</text:span>;</text:p>
      <text:p text:style-name="P20">SYS SRING <text:span text:style-name="T4">&lt;név&gt;</text:span> = <text:span text:style-name="T4">&lt;string érték&gt;</text:span>;</text:p>
      <text:p text:style-name="P20">SYS BOOLEAN <text:span text:style-name="T4">&lt;név&gt;</text:span> = <text:span text:style-name="T4">&lt;logikai érték&gt;</text:span>;</text:p>
      <text:p text:style-name="P20">SYS INTEGER <text:span text:style-name="T4">&lt;név&gt;</text:span> = <text:span text:style-name="T4">&lt;egész érték&gt;</text:span>;</text:p>
      <text:p text:style-name="P20">SYS INTERVAL <text:span text:style-name="T4">&lt;név&gt;</text:span> = <text:span text:style-name="T4">&lt;időintervallum, mint string&gt;</text:span>;</text:p>
      <text:p text:style-name="P20">SYS INTERVAL <text:span text:style-name="T4">&lt;név&gt;</text:span> = <text:span text:style-name="T4">&lt;időintervallum, mint egész szám msec-ben&gt;</text:span>;</text:p>
      <text:p text:style-name="P36">Az első alaknál a paraméter típust név szerint adhatjuk meg, melynek léteznie kell. Az értéket pedig stringként kell megadni, paraméter típustol függetlenül.</text:p>
      <text:p text:style-name="P36">A többi alaknál a paraméter típus a fentebb említett előre definiáltak közül kerül ki (csak a lentebb felsorolt típusok esetén), és itt az érték típusa igazodik a paraméter típushoz. Az intervallum estén hasonlóan mint a későbbi definícióknál, megadhatjuk az időintervallumoz string-ként a [&lt;napok száma&gt; day] &lt;ora&gt;:&lt;perc&gt;:&lt;másodperc&gt; alakban, ahol a másodperc érték lehet lebegőpontos szám (3 tizedes), vagy egész értékként, ekkor az egész érték ezredmásodpercben értendő.</text:p>
      <text:h text:style-name="Heading_20_3" text:outline-level="3">Objektum definíciók</text:h>
      <text:h text:style-name="Heading_20_4" text:outline-level="4">Idő intervallumok</text:h>
      <text:p text:style-name="Text_20_body">A Nagios-ból átvett fogalom : <text:span text:style-name="T33">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81">t</text:span>ue tuesday <text:s text:c="2"/>FROM 8:00 TO 16:30 ADD TIME PERIOD worktime;</text:p>
      <text:p text:style-name="example">TIME OF DAY wrk_wed wednesday FROM 8:00 TO 16:30 ADD TIME PERIOD worktime;</text:p>
      <text:p text:style-name="example">TIME OF DAY wrk_<text:span text:style-name="T81">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4">&lt;vlan id&gt; &lt;név&gt; [&lt;leírás&gt;]</text:span> { <text:span text:style-name="T4">&lt;subnet address&gt; [ &lt;név&gt; [&lt;leírás&gt;] ]</text:span>; <text:span text:style-name="T4">[ ... ]</text:span> }</text:p>
      <text:p text:style-name="Text_20_body">Ahol:</text:p>
      <text:list xml:id="list2795911853596835882" text:style-name="L7">
        <text:list-item>
          <text:p text:style-name="P76"><text:span text:style-name="T1">&lt;vlan id&gt;</text:span> nem negatív numerikus egész (802.1q ID: 1 &lt;= ID &lt; 4096)</text:p>
        </text:list-item>
        <text:list-item>
          <text:p text:style-name="P76"><text:s/><text:span text:style-name="T1">&lt;név&gt;</text:span> egy szöveges adat, a VLAN vagy subnet neve</text:p>
        </text:list-item>
        <text:list-item>
          <text:p text:style-name="P76"><text:s/><text:span text:style-name="T1">&lt;leírás&gt;</text:span> szöveges adat, a VLAN vagy subnet leírása/megjegyzés</text:p>
        </text:list-item>
      </text:list>
      <text:p text:style-name="P119">Megjegyzés:</text:p>
      <text:p text:style-name="P47">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78">csak két esetben </text:span>definiálható. <text:span text:style-name="T78">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44">Definiálhatóak un. Private címtartományok is, melyek <text:span text:style-name="T87">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87">szintén </text:span>hibaüzenetet kapunk kétértelműség miatt.</text:p>
      <text:h text:style-name="Heading_20_4" text:outline-level="4"><text:soft-page-break/>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90">hacsak nem adtuk ki a </text:span><text:span text:style-name="T42">SET PLACE</text:span><text:span text:style-name="T90"> </text:span><text:span text:style-name="T2">&lt;név&gt;</text:span><text:span text:style-name="T42">;</text:span>. <text:span text:style-name="T90">parancsot. </text:span>Lokalizációval nem rendelkező objektumoknál az alapértelmezés a place_id = 0 (unknown).</text:p>
      <text:p text:style-name="Text_20_body">Egy hely ill. helyiség a következőképpen definiálható.</text:p>
      <text:p text:style-name="P23">PLACE <text:span text:style-name="T11">[</text:span><text:span text:style-name="T12">{</text:span><text:span text:style-name="T50">REPLACE</text:span><text:span text:style-name="T11">|</text:span><text:span text:style-name="T50">INSERT</text:span><text:span text:style-name="T12">}</text:span><text:span text:style-name="T11">]</text:span> <text:span text:style-name="T15">&lt;név&gt; [&lt;leírás&gt;]</text:span> { <text:span text:style-name="T4">&lt;paraméterek&gt;</text:span> }</text:p>
      <text:p text:style-name="P23">PLACE <text:span text:style-name="T11">[</text:span><text:span text:style-name="T12">{</text:span><text:span text:style-name="T50">REPLACE</text:span><text:span text:style-name="T11">|</text:span><text:span text:style-name="T50">INSERT</text:span><text:span text:style-name="T12">}</text:span><text:span text:style-name="T11">]</text:span> <text:span text:style-name="T15">&lt;név&gt; [&lt;leírás&gt;] </text:span><text:span text:style-name="T47">;</text:span></text:p>
      <text:p text:style-name="Text_20_body">Ahol:</text:p>
      <text:list xml:id="list1852099586039932855" text:style-name="L8">
        <text:list-item>
          <text:p text:style-name="P77">&lt;név&gt;<text:tab/>A helyiség neve, egy string.</text:p>
        </text:list-item>
        <text:list-item>
          <text:p text:style-name="P77">&lt;leírás&gt;<text:tab/>Opcionális leírása a helyiségnek, ill. megjegyzés,</text:p>
        </text:list-item>
      </text:list>
      <text:p text:style-name="Text_20_body">A paraméterek lehetnek a következőek:</text:p>
      <text:list xml:id="list5011254081225228262" text:style-name="L9">
        <text:list-item>
          <text:p text:style-name="P53"><text:span text:style-name="T33">NOTE</text:span> <text:span text:style-name="T1">&lt;leírás&gt;</text:span> <text:span text:style-name="T33">;</text:span><text:line-break/>A leírás alternatívan így is beállítható, ha kétszer adjuk meg, akkor az utolsó lesz az érvényes.</text:p>
        </text:list-item>
        <text:list-item>
          <text:p text:style-name="P53"><text:span text:style-name="T33">PARENT</text:span> <text:span text:style-name="T1">&lt;név&gt;</text:span> <text:span text:style-name="T33">;</text:span><text:line-break/>A definiált hely mely helyen belül található.</text:p>
        </text:list-item>
        <text:list-item>
          <text:p text:style-name="P53"><text:span text:style-name="T33">FRAME</text:span> <text:span text:style-name="T1">&lt;polygon&gt;</text:span> <text:span text:style-name="T33">;</text:span><text:line-break/>A hely, vagy helyiség befoglaló kerete a legközelebbi szülőn, amihez térkép van rendelve.</text:p>
        </text:list-item>
        <text:list-item>
          <text:p text:style-name="P53"><text:span text:style-name="T33">RECTANGLE</text:span> <text:span text:style-name="T4">&lt;polygon&gt;</text:span><text:span text:style-name="T48">;</text:span><text:span text:style-name="T4"><text:line-break/></text:span><text:span text:style-name="T58">Amennyiben a FRAME-</text:span><text:span text:style-name="T59">me</text:span><text:span text:style-name="T58">l egy négyzetet adnánk meg, abban az esetben megadhatjuk így is a keretet, ahol a &lt;polygon&gt; csak 2 pontot tartalmaz (pontosan két pontot), és a két pont a négyzet két ellentétes sarkának a koordinátája.</text:span></text:p>
        </text:list-item>
        <text:list-item>
          <text:p text:style-name="P53"><text:span text:style-name="T48">IMAGE</text:span> <text:span text:style-name="T1">&lt;image name&gt;</text:span> <text:span text:style-name="T33">;</text:span><text:line-break/>Egy kép (térkép) objektumra való hivatkozás.</text:p>
        </text:list-item>
        <text:list-item>
          <text:p text:style-name="P53"><text:span text:style-name="T33">TEL</text:span> <text:span text:style-name="T1">&lt;tel1, tel2, ...&gt;</text:span> <text:span text:style-name="T33">;</text:span><text:line-break/>Telefonszámok, a paraméter : string lista.</text:p>
        </text:list-item>
        <text:list-item>
          <text:p text:style-name="P79"><text:span text:style-name="T43">COPY</text:span><text:span text:style-name="T91"> </text:span><text:span text:style-name="T9">[[</text:span><text:span text:style-name="T49">EXCEPT</text:span><text:span text:style-name="T9">]</text:span><text:span text:style-name="T3">&lt;mező azonosítók&gt;]</text:span><text:span text:style-name="T91"> </text:span><text:span text:style-name="T43">FROM</text:span><text:span text:style-name="T91"> </text:span><text:span text:style-name="T3">&lt;név&gt;</text:span><text:span text:style-name="T43">;</text:span><text:span text:style-name="T91"> <text:line-break/></text:span></text:p>
        </text:list-item>
        <text:list-item>
          <text:p text:style-name="P80"><text:span text:style-name="T33">CLEAR</text:span> <text:span text:style-name="T4">[</text:span><text:span text:style-name="T1">&lt;mező azonosítók&gt;]</text:span><text:span text:style-name="T48">;<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91">RECTANGLE</text:span> <text:span text:style-name="T91">{[</text:span>958,28<text:span text:style-name="T91">]</text:span>,<text:span text:style-name="T91">[</text:span>1013,58<text:span text:style-name="T91">]}</text:span>;</text:p>
      <text:p text:style-name="example"><text:s text:c="4"/>TEL "/123", "+3612345678";</text:p>
      <text:p text:style-name="example">}</text:p>
      <text:p text:style-name="Text_20_body">Annak érdekében, hogy ne keljen minden alkalommal megadni a lokációt minden olyan objektumnál ahol ez opció (node-ok), meg lehet adni egy alapértelmezett helyiség objektumot:</text:p>
      <text:p text:style-name="example">SET PLACE <text:span text:style-name="T4">&lt;helyiség név&gt;</text:span>;</text:p>
      <text:p text:style-name="Text_20_body"><text:s/>Ez bármikor módosítható, ill. újra megadható, és törölhető :</text:p>
      <text:p text:style-name="example">CLEAR PALCE;</text:p>
      <text:p text:style-name="Text_20_body">Létrehozhatóak csoportok is a:</text:p>
      <text:p text:style-name="example">PLACE GROUP <text:span text:style-name="T15">&lt;név&gt; [&lt;leírás&gt;] </text:span><text:span text:style-name="T47">;</text:span></text:p>
      <text:p text:style-name="Text_20_body">sorral, és a következő sorokkal ki ill. betehető egy elem a már létrehozott csoportba:</text:p>
      <text:p text:style-name="example">PLACE GROUP<text:span text:style-name="T4"> &lt;csoport név&gt; </text:span>ADD<text:span text:style-name="T4"> &lt;elem név&gt; </text:span>;</text:p>
      <text:p text:style-name="example">PLACE GROUP<text:span text:style-name="T4"> &lt;csoport név&gt; </text:span><text:span text:style-name="T48">REMOVE</text:span><text:span text:style-name="T4">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27">Egy csoportnak logikailag minden olyan helyiség objektum is a tagja, melynek bármely szintű szülője (parent) tagja a csoportnak, minden a szülő okán tag objektumhoz viszont nem keletkezik a tagságot jelző kapcsoló rekord.</text:p>
      <text:h text:style-name="Heading_20_4" text:outline-level="4"><text:soft-page-break/>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15">&lt;név&gt; [&lt;leírás&gt;]</text:span> { <text:span text:style-name="T4">&lt;paraméterek&gt;</text:span> }</text:p>
      <text:p text:style-name="Text_20_body">Ahol:</text:p>
      <text:list xml:id="list103229277942623" text:continue-list="list1852099586039932855" text:style-name="L8">
        <text:list-item>
          <text:p text:style-name="P77">&lt;név&gt;<text:tab/>A név, egy string.</text:p>
        </text:list-item>
        <text:list-item>
          <text:p text:style-name="P77">&lt;leírás&gt;<text:tab/>Opcionális leírás ill. megjegyzés,</text:p>
        </text:list-item>
      </text:list>
      <text:p text:style-name="Text_20_body">A paraméterek lehetnek a következőek:</text:p>
      <text:list xml:id="list556007183654354785" text:style-name="L10">
        <text:list-item>
          <text:p text:style-name="P81"><text:span text:style-name="T19">TYPE</text:span><text:span text:style-name="T18"> </text:span><text:span text:style-name="T22">&lt;típus&gt;</text:span><text:span text:style-name="T18"> </text:span><text:span text:style-name="T19">;<text:line-break/></text:span>A következő típus nevek megengedettek:</text:p>
          <text:list>
            <text:list-item>
              <text:p text:style-name="P81">BMP<text:tab/>BMP típusú kép fájl.</text:p>
            </text:list-item>
            <text:list-item>
              <text:p text:style-name="P81">GIF<text:tab/>GIF típusú kép fájl.</text:p>
            </text:list-item>
            <text:list-item>
              <text:p text:style-name="P81">JPG<text:tab/>Jpeg típusú kép fájl.</text:p>
            </text:list-item>
            <text:list-item>
              <text:p text:style-name="P81">JPEG<text:tab/>Jpeg típusú kép fájl.</text:p>
            </text:list-item>
            <text:list-item>
              <text:p text:style-name="P81">PNG<text:tab/>PNG típusú kép fájl.</text:p>
            </text:list-item>
            <text:list-item>
              <text:p text:style-name="P81">PBM<text:tab/>PBM típusú kép fájl.</text:p>
            </text:list-item>
            <text:list-item>
              <text:p text:style-name="P81">PGM<text:tab/>PGM típusú kép fájl.</text:p>
            </text:list-item>
            <text:list-item>
              <text:p text:style-name="P81">PPM<text:tab/>PPM típusú kép fájl.</text:p>
            </text:list-item>
            <text:list-item>
              <text:p text:style-name="P81">XBM<text:tab/>XBM típusú kép fájl.</text:p>
            </text:list-item>
            <text:list-item>
              <text:p text:style-name="P81">XPM<text:tab/>XPM típusú kép fájl.</text:p>
            </text:list-item>
            <text:list-item>
              <text:p text:style-name="P81">BIN<text:tab/>Bináris állomány.</text:p>
            </text:list-item>
          </text:list>
        </text:list-item>
        <text:list-item>
          <text:p text:style-name="P81"><text:span text:style-name="T33">SUB TYPE</text:span> <text:span text:style-name="T1">&lt;string&gt;</text:span> <text:span text:style-name="T33">;<text:line-break/></text:span><text:span text:style-name="T62">BIN típus esetén egy opcionális típus azonosító.</text:span></text:p>
        </text:list-item>
        <text:list-item>
          <text:p text:style-name="P81"><text:span text:style-name="T33">IMAGE FILE</text:span><text:span text:style-name="T62"> </text:span><text:span text:style-name="T4">&lt;path&gt;</text:span><text:span text:style-name="T62"> </text:span><text:span text:style-name="T48">;<text:line-break/></text:span><text:span text:style-name="T56">A bináris adatot tartalmazó fájl elérési </text:span><text:span text:style-name="T57">ú</text:span><text:span text:style-name="T56">tj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79">tábla</text:span> reprezentál.</text:p>
      <text:p text:style-name="Text_20_body">Patch panel és fali csatlakozó definíciója a következőek szerint lehetséges:</text:p>
      <text:p text:style-name="P23">PATCH <text:span text:style-name="T11">[</text:span><text:span text:style-name="T12">{</text:span><text:span text:style-name="T50">REPLACE</text:span><text:span text:style-name="T11">|</text:span><text:span text:style-name="T50">INSERT</text:span><text:span text:style-name="T12">}</text:span><text:span text:style-name="T11">]</text:span> <text:span text:style-name="T4">&lt;n</text:span><text:span text:style-name="T10">é</text:span><text:span text:style-name="T4">v&gt;</text:span> <text:span text:style-name="T4">[&lt;leírás&gt;]</text:span> { <text:span text:style-name="T4">&lt;paraméterek&gt;</text:span> }</text:p>
      <text:p text:style-name="P23">PATCH <text:span text:style-name="T11">[</text:span><text:span text:style-name="T12">{</text:span><text:span text:style-name="T50">REPLACE</text:span><text:span text:style-name="T11">|</text:span><text:span text:style-name="T50">INSERT</text:span><text:span text:style-name="T12">}</text:span><text:span text:style-name="T11">]</text:span><text:span text:style-name="T10"> </text:span><text:span text:style-name="T4">&lt;n</text:span><text:span text:style-name="T10">é</text:span><text:span text:style-name="T4">v&gt; [&lt;leírás&gt;]</text:span> <text:span text:style-name="T95">TEMPLATE</text:span> <text:span text:style-name="T4">&lt;minta&gt;</text:span> { <text:span text:style-name="T4">&lt;paraméterek&gt;</text:span> }</text:p>
      <text:p text:style-name="P23">PATCH <text:span text:style-name="T11">[</text:span><text:span text:style-name="T12">{</text:span><text:span text:style-name="T50">REPLACE</text:span><text:span text:style-name="T11">|</text:span><text:span text:style-name="T50">INSERT</text:span><text:span text:style-name="T12">}</text:span><text:span text:style-name="T11">]</text:span><text:span text:style-name="T10"> </text:span><text:span text:style-name="T4">&lt;n</text:span><text:span text:style-name="T10">é</text:span><text:span text:style-name="T4">v&gt; [&lt;leírás&gt;]</text:span> <text:span text:style-name="T95">TEMPLATE</text:span> <text:span text:style-name="T4">&lt;minta&gt;</text:span> ;</text:p>
      <text:p text:style-name="Text_20_body">Ahol:</text:p>
      <text:list xml:id="list103229356354194" text:continue-list="list103229277942623" text:style-name="L8">
        <text:list-item>
          <text:p text:style-name="P77">&lt;n<text:span text:style-name="T92">é</text:span>v&gt;<text:tab/>A patch panel, vagy fali csatlakozó neve, egy string.</text:p>
        </text:list-item>
        <text:list-item>
          <text:p text:style-name="P77">&lt;leírás&gt;<text:tab/>Opcionális leírás, ill. megjegyzés.</text:p>
        </text:list-item>
        <text:list-item>
          <text:p text:style-name="P77">&lt;minta&gt;<text:tab/>Egy előzőleg elmentett panel konfiguráció neve.</text:p>
        </text:list-item>
      </text:list>
      <text:p text:style-name="Text_20_body">A paraméterek lehetnek a következőek:</text:p>
      <text:list xml:id="list1543816951748501232" text:style-name="L11">
        <text:list-item>
          <text:p text:style-name="P82"><text:span text:style-name="T19">NOTE</text:span><text:span text:style-name="T18"> </text:span><text:span text:style-name="T22">&lt;leírás&gt;</text:span><text:span text:style-name="T18"> </text:span><text:span text:style-name="T19">;<text:line-break/></text:span>A leírás alternatívan így is beállítható, ha kétszer <text:span text:style-name="T79">(vagy többször)</text:span> adjuk meg, akkor az utolsó lesz az érvényes</text:p>
        </text:list-item>
        <text:list-item>
          <text:p text:style-name="P82"><text:span text:style-name="T19">PLACE</text:span><text:span text:style-name="T18"> </text:span><text:span text:style-name="T22">&lt;név&gt;</text:span> <text:span text:style-name="T19">;</text:span><text:span text:style-name="T33"><text:line-break/></text:span>A helyiség adható meg ahol az eszköz van. Ha nem adjuk meg ezt a paramétert, akkor a <text:span text:style-name="T33">SET PLACE</text:span> (lsd. fentebb) kulcsszavakkal adhatjuk meg az alapértelmezett helyiséget. Ha nincs alapértelmezett helyiség, és nem is adtuk meg, akkor az unknown nevű helyhez lesz rendelve az eszköz.</text:p>
        </text:list-item>
        <text:list-item>
          <text:p text:style-name="P82"><text:span text:style-name="T19">ADD PORT</text:span><text:span text:style-name="T18"> </text:span><text:span text:style-name="T22">&lt;sorszám&gt; &lt;név&gt; [&lt;leírás&gt;]</text:span><text:span text:style-name="T19">;<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82"><text:span text:style-name="T19">ADD PORTS</text:span><text:span text:style-name="T18"> </text:span><text:span text:style-name="T22">[</text:span><text:span text:style-name="T29">OFFS</text:span><text:span text:style-name="T22"> &lt;név offs.&gt;] </text:span><text:span text:style-name="T29">FROM</text:span><text:span text:style-name="T22"> &lt;tol&gt;</text:span><text:span text:style-name="T18"> </text:span><text:span text:style-name="T19">TO</text:span><text:span text:style-name="T18"> </text:span><text:span text:style-name="T22">&lt;ig&gt; [</text:span><text:span text:style-name="T29">OFFS</text:span><text:span text:style-name="T22"> &lt;sorszám offs.&gt;]</text:span><text:span text:style-name="T18"> </text:span><text:span text:style-name="T22">&lt;név minta&gt;</text:span><text:span text:style-name="T19">;</text:span><text:line-break/>Több port definiálása. Ahol: &lt;név prefix&gt; egy string, az összes többi pedig pozitív egész szám.<text:line-break/><text:soft-page-break/>Az utasítás hatására létre lesz hozva a következő sorozat: Az első port sorszáma &lt;tol&gt; + &lt;sorszám offs.&gt; lesz, neve pedig minta ként &lt;név minta&gt; -t, és numerikus értékként &lt;tol&gt; + &lt;név offs.&gt;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lt;tol&gt; +1, el számolunk &lt;tol&gt; helyett, és így tovább, mindaddig, míg az utolsó felhasznált érték az &lt;ig&gt; nem lesz.</text:p>
        </text:list-item>
        <text:list-item>
          <text:p text:style-name="P82"><text:span text:style-name="T19">PORT</text:span><text:span text:style-name="T18"> </text:span><text:span text:style-name="T22">&lt;sorszám&gt;</text:span><text:span text:style-name="T18"> </text:span><text:span text:style-name="T29">NOTE</text:span><text:span text:style-name="T18"> </text:span><text:span text:style-name="T22">&lt;leírás&gt; [</text:span><text:span text:style-name="T29">,</text:span><text:span text:style-name="T22"> &lt;leírás2&gt; ...]</text:span><text:span text:style-name="T19">;<text:line-break/></text:span>A porthoz tartozó leírás alternatívan így is beállítható, ha kétszer adjuk meg, akkor az utolsó lesz az érvényes. A megadott sorszámú portnak léteznie kell. Ha NOTE kulcssó után több stringet adunk meg, akkor az rendre a következő sorszámú port leírása lesz.</text:p>
        </text:list-item>
        <text:list-item>
          <text:p text:style-name="P82"><text:span text:style-name="T19">PORT</text:span><text:span text:style-name="T18"> </text:span><text:span text:style-name="T22">&lt;név&gt;</text:span><text:span text:style-name="T18"> </text:span><text:span text:style-name="T29">NOTE</text:span><text:span text:style-name="T18"> </text:span><text:span text:style-name="T22">&lt;leírás&gt; </text:span><text:span text:style-name="T19">;<text:line-break/></text:span>A porthoz tartozó leírás alternatívan így is beállítható, ha kétszer adjuk meg, akkor az utolsó lesz az érvényes. A megadott nevű portnak léteznie kell.</text:p>
        </text:list-item>
        <text:list-item>
          <text:p text:style-name="P83"><text:span text:style-name="T19">PORT</text:span><text:span text:style-name="T18"> </text:span><text:span text:style-name="T22">&lt;sorszám&gt;</text:span><text:span text:style-name="T18"> </text:span><text:span text:style-name="T30">TAG</text:span><text:span text:style-name="T18"> </text:span><text:span text:style-name="T22">&lt;leírás&gt; [</text:span><text:span text:style-name="T29">,</text:span><text:span text:style-name="T22"> &lt;leírás2&gt; ...]</text:span><text:span text:style-name="T19">;<text:line-break/></text:span>A porthoz tartozó <text:span text:style-name="T92">címke megadása. A megadott sorszámú portnak léteznie kell. Ha TAG kulcssó után több stringet adunk meg, akkor az rendre a következő sorszámú port címkéje lesz.</text:span></text:p>
        </text:list-item>
        <text:list-item>
          <text:p text:style-name="P83"><text:span text:style-name="T19">PORT</text:span><text:span text:style-name="T18"> </text:span><text:span text:style-name="T22">&lt;név&gt;</text:span><text:span text:style-name="T18"> </text:span><text:span text:style-name="T30">TAG</text:span><text:span text:style-name="T18"> </text:span><text:span text:style-name="T22">&lt;leírás&gt; </text:span><text:span text:style-name="T19">;<text:line-break/></text:span>A porthoz tartozó <text:span text:style-name="T92">címke negadás</text:span>. A megadott nevű portnak léteznie kell.</text:p>
        </text:list-item>
        <text:list-item>
          <text:p text:style-name="P83"><text:span text:style-name="T19">PORT</text:span><text:span text:style-name="T18"> </text:span><text:span text:style-name="T22">&lt;sorszám&gt;</text:span><text:span text:style-name="T18"> </text:span><text:span text:style-name="T29">SET</text:span><text:span text:style-name="T18"> </text:span><text:span text:style-name="T22">&lt;mező név&gt; = &lt;érték1&gt; [&lt;érték2&gt; ...]</text:span><text:span text:style-name="T19">;<text:line-break/></text:span><text:span text:style-name="T67">Egy, vagy több már létező </text:span><text:span text:style-name="T68">sorszámmal azonosított</text:span><text:span text:style-name="T67"> port megadott nevű tulajdonságának a megadása.</text:span></text:p>
        </text:list-item>
        <text:list-item>
          <text:p text:style-name="P82"><text:span text:style-name="T19">PORT</text:span><text:span text:style-name="T18"> </text:span><text:span text:style-name="T22">&lt;név&gt;</text:span><text:span text:style-name="T18"> </text:span><text:span text:style-name="T29">SET</text:span><text:span text:style-name="T18"> </text:span><text:span text:style-name="T22">&lt;mező név&gt; = &lt;érték&gt; </text:span><text:span text:style-name="T19">;<text:line-break/></text:span><text:span text:style-name="T67">Egy már létező </text:span><text:span text:style-name="T68">névvel azonosított</text:span><text:span text:style-name="T67"> port megadott nevű tulajdonságának a megadása.</text:span></text:p>
        </text:list-item>
        <text:list-item>
          <text:p text:style-name="P82"><text:span text:style-name="T19">PORT</text:span><text:span text:style-name="T18"> </text:span><text:span text:style-name="T22">&lt;ix1&gt;</text:span><text:span text:style-name="T29">,</text:span><text:span text:style-name="T22"> &lt;ix2&gt; [</text:span><text:span text:style-name="T29">,</text:span><text:span text:style-name="T22">&lt;ix3&gt; [</text:span><text:span text:style-name="T29">,</text:span><text:span text:style-name="T22">ix4]]</text:span><text:span text:style-name="T18"> </text:span><text:span text:style-name="T19">SHARED</text:span><text:span text:style-name="T18"> </text:span><text:span text:style-name="T22">&lt;sh1&gt;</text:span><text:span text:style-name="T29">,</text:span><text:span text:style-name="T22"> &lt;sh2&gt; [</text:span><text:span text:style-name="T29">,</text:span><text:span text:style-name="T22">&lt;sh3&gt; [</text:span><text:span text:style-name="T29">,</text:span><text:span text:style-name="T22">&lt;sh4&gt;]</text:span><text:span text:style-name="T18"> </text:span><text:span text:style-name="T19">;</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SHARED kulcsszó mindkét oldalán azonos számú értéknek kell szerepelnie. A megadott megosztások nem ütközhetnek. Egy port csak egyszer szerepelhet, és nem adhatóak meg egymást fedő megosztás típusok egy kábelre. A megosztások nem adhatóak meg tetszőleges sorrendben, a lehetséges sorrendek : (A,B), (B,A), (A, BA, BB), (AA, AB, B), (AA, AB, BA, BB) vagy (AA, C, D, BB).</text:p>
        </text:list-item>
        <text:list-item text:start-value="1">
          <text:p text:style-name="P84"><text:span text:style-name="T33">PORT</text:span> <text:span text:style-name="T1">&lt;port lista&gt;</text:span> <text:span text:style-name="T33">NC</text:span>;<text:line-break/><text:span text:style-name="T62">Nem bekötött portok megadása.</text:span></text:p>
        </text:list-item>
        <text:list-item>
          <text:p text:style-name="P63">CLEAR;</text:p>
        </text:list-item>
        <text:list-item>
          <text:p text:style-name="P63">CLEAR <text:span text:style-name="T4">&lt;mező azonosítók&gt;</text:span>;</text:p>
        </text:list-item>
        <text:list-item>
          <text:p text:style-name="P63">COPY <text:span text:style-name="T4">[[</text:span>EXCEPT<text:span text:style-name="T4">]</text:span> <text:span text:style-name="T4">&lt;mező azonosítók&gt;]</text:span> FROM <text:span text:style-name="T4">&lt;név&gt;</text:span>;</text:p>
        </text:list-item>
      </text:list>
      <text:p text:style-name="Text_20_body">A port hivatkozásoknál lehetőség van két belső változó használatára. A &amp;@ karakterpár az utoljára <text:span text:style-name="T79">módosított</text:span> vagy létrehozott port neve, a #@ pedig a sorszáma. A port megosztások definiálásakor használhatjuk a második változó #+@ alakját is. Pl. az első és a következő vagyis a második portra való hivatkozás a következőképpen néz ki: 1,#+@ . A paraméterek sorok között lehetőség van változó értékadásra, és a FOR makró jellegű <text:span text:style-name="T79">kifejezés</text:span> használatára (ezek bárhol nem használhatóak). <text:span text:style-name="T94">Az, hogy a port név, vagy sorszám szerint lesz azonosítva, az adat típusából derül ki, ha a név számjeggyel kezdődik, akkor idézőjelbe kell tenni.</text:span></text:p>
      <text:p text:style-name="P38">Port listák esetén használhatjuk több port azonosításának a megadására a <text:span text:style-name="T33">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4">&lt;név&gt; &lt;definíció&gt;</text:span>;</text:p>
      <text:p text:style-name="example">PATCH TEMPLATE <text:span text:style-name="T4">&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ideiglenese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 1, 2 SHARED A, B;</text:p>
      <text:p text:style-name="example"><text:tab/>PORT 1 NOTE "ez egy megosztott port: A";</text:p>
      <text:p text:style-name="example"><text:tab/>PORT 2 NOTE "ez egy megosztott port: B";</text:p>
      <text:p text:style-name="example"><text:tab/><text:span text:style-name="T93">PORT LIST 21 TO 24 NC; // 21,22,23,24 nincs bekötve</text:span></text:p>
      <text:p text:style-name="example"><text:soft-page-break/>}</text:p>
      <text:h text:style-name="Heading_20_4" text:outline-level="4">Aktív és nem aktív eszközök</text:h>
      <text:p text:style-name="Text_20_body">Állapottal rendelkező hálózati eszközök, Az objektumnak megfelelő adattábla a nodes <text:span text:style-name="T94">vagy snmpdevices</text:span>, lsd.: <text:s/>database/nodes.sql.</text:p>
      <text:p text:style-name="Text_20_body"><text:span text:style-name="T95">Passzív elemek definiálása </text:span>az importban:</text:p>
      <text:p text:style-name="P8">NODE <text:span text:style-name="T11">[</text:span><text:span text:style-name="T12">{</text:span><text:span text:style-name="T50">REPLACE</text:span><text:span text:style-name="T11">|</text:span><text:span text:style-name="T50">INSERT</text:span><text:span text:style-name="T12">}</text:span><text:span text:style-name="T11">]</text:span><text:span text:style-name="T95"> </text:span><text:span text:style-name="T11">&lt;típus&gt;</text:span><text:span text:style-name="T95"> </text:span><text:span text:style-name="T4">&lt;n</text:span><text:span text:style-name="T11">é</text:span><text:span text:style-name="T4">v&gt;</text:span> <text:span text:style-name="T4">[&lt;leírás&gt;]</text:span> <text:span text:style-name="T50">TEMPLATE</text:span><text:span text:style-name="T4"> &lt;minta név&gt;]</text:span><text:span text:style-name="T48">;</text:span></text:p>
      <text:p text:style-name="P8">NODE <text:span text:style-name="T11">[</text:span><text:span text:style-name="T12">{</text:span><text:span text:style-name="T50">REPLACE</text:span><text:span text:style-name="T11">|</text:span><text:span text:style-name="T50">INSERT</text:span><text:span text:style-name="T12">}</text:span><text:span text:style-name="T11">]</text:span><text:span text:style-name="T95"> </text:span><text:span text:style-name="T11">&lt;típus&gt;</text:span><text:span text:style-name="T95"> </text:span><text:span text:style-name="T4">&lt;n</text:span><text:span text:style-name="T11">é</text:span><text:span text:style-name="T4">v&gt;</text:span> <text:span text:style-name="T4">[&lt;leírás&gt;]</text:span> <text:span text:style-name="T4">[</text:span><text:span text:style-name="T50">TEMPLATE</text:span><text:span text:style-name="T4"> &lt;minta név&gt;]<text:line-break/> </text:span><text:span text:style-name="T48">{ </text:span><text:span text:style-name="T4">&lt;paraméterek&gt;</text:span><text:span text:style-name="T48"> };</text:span></text:p>
      <text:p text:style-name="P22"><text:span text:style-name="T48">ATTACHED </text:span><text:span text:style-name="T4">[</text:span><text:span text:style-name="T12">{</text:span><text:span text:style-name="T48">REPLACE</text:span><text:span text:style-name="T4">|</text:span><text:span text:style-name="T48">INSERT</text:span><text:span text:style-name="T12">}</text:span><text:span text:style-name="T4">]</text:span><text:span text:style-name="T48"> </text:span><text:span text:style-name="T4">&lt;név&gt;</text:span><text:span text:style-name="T48"> </text:span><text:span text:style-name="T4">[&lt;leírás&gt;]</text:span><text:span text:style-name="T48">;</text:span></text:p>
      <text:p text:style-name="P22"><text:span text:style-name="T48">ATTACHED</text:span><text:span text:style-name="T4"> [</text:span><text:span text:style-name="T12">{</text:span><text:span text:style-name="T48">REPLACE</text:span><text:span text:style-name="T4">|</text:span><text:span text:style-name="T48">INSERT</text:span><text:span text:style-name="T12">}</text:span><text:span text:style-name="T4">] &lt;név minta&gt; [&lt;leírás minta&gt;] </text:span><text:span text:style-name="T48">FROM</text:span><text:span text:style-name="T4"> &lt;tól&gt; </text:span><text:span text:style-name="T48">TO</text:span><text:span text:style-name="T4"> &lt;ig&gt;</text:span><text:span text:style-name="T48">;</text:span></text:p>
      <text:p text:style-name="P85">Aktív elemek definiálása az importban:</text:p>
      <text:p text:style-name="P7">HOST<text:tab/><text:span text:style-name="T11">[</text:span><text:span text:style-name="T12">{</text:span><text:span text:style-name="T95">REPLACE</text:span><text:span text:style-name="T11">|</text:span><text:span text:style-name="T95">INSERT</text:span><text:span text:style-name="T12">}]</text:span><text:span text:style-name="T95"> </text:span><text:span text:style-name="T11">&lt;típus&gt;</text:span><text:span text:style-name="T4"><text:tab/>{&lt;név&gt;|</text:span><text:span text:style-name="T48">LOOKUP</text:span><text:span text:style-name="T4">} &lt;ip hiv.&gt; &lt;mac hiv.&gt;</text:span> <text:span text:style-name="T4">[&lt;leírás&gt;]</text:span></text:p>
      <text:p text:style-name="P6"><text:span text:style-name="T4"><text:tab/></text:span><text:span text:style-name="T51">TEMPLATE</text:span><text:span text:style-name="T4"> &lt;minta név&gt;</text:span><text:span text:style-name="T48">;</text:span></text:p>
      <text:p text:style-name="P8"><text:span text:style-name="T48">HOST</text:span><text:span text:style-name="T4"><text:tab/></text:span><text:span text:style-name="T11">[</text:span><text:span text:style-name="T12">{</text:span><text:span text:style-name="T50">REPLACE</text:span><text:span text:style-name="T11">|</text:span><text:span text:style-name="T50">INSERT</text:span><text:span text:style-name="T12">}]</text:span><text:span text:style-name="T11"> &lt;típus&gt;</text:span><text:span text:style-name="T4"><text:tab/>{&lt;név&gt;|</text:span><text:span text:style-name="T48">LOOKUP</text:span><text:span text:style-name="T4">} &lt;ip hiv.&gt; &lt;mac hiv.&gt; [&lt;leírás&gt;]</text:span></text:p>
      <text:p text:style-name="P6"><text:span text:style-name="T4"><text:tab/>[</text:span><text:span text:style-name="T51">TEMPLATE</text:span><text:span text:style-name="T4"> &lt;minta név&gt;] </text:span><text:span text:style-name="T48">{ </text:span><text:span text:style-name="T4">&lt;paraméterek&gt;</text:span><text:span text:style-name="T48"> }</text:span></text:p>
      <text:p text:style-name="P23"><text:span text:style-name="T48">WORKSTATION </text:span><text:span text:style-name="T11">[</text:span><text:span text:style-name="T12">{</text:span><text:span text:style-name="T50">REPLACE</text:span><text:span text:style-name="T11">|</text:span><text:span text:style-name="T50">INSERT</text:span><text:span text:style-name="T12">}]</text:span><text:span text:style-name="T4"> &lt;név&gt; &lt;mac&gt; [&lt;leírás&gt;];</text:span></text:p>
      <text:p text:style-name="Text_20_body">Ahol:</text:p>
      <text:list xml:id="list103228564679583" text:continue-list="list103229356354194" text:style-name="L8">
        <text:list-item>
          <text:p text:style-name="P77">&lt;n<text:span text:style-name="T96">é</text:span>v&gt;<text:tab/>Az eszköz neve, egy string.</text:p>
        </text:list-item>
        <text:list-item>
          <text:p text:style-name="P77">&lt;leírás&gt;<text:tab/>Opcionális leírás, ill. megjegyzés.</text:p>
        </text:list-item>
        <text:list-item>
          <text:p text:style-name="P78"><text:span text:style-name="T11">&lt;típus&gt;</text:span><text:tab/><text:span text:style-name="T96">Típus azonosítók felsorolása (elválasztójel a vessző):</text:span></text:p>
        </text:list-item>
        <text:list-item>
          <text:p text:style-name="P102">CONVERTER</text:p>
        </text:list-item>
        <text:list-item>
          <text:p text:style-name="P103"><text:span text:style-name="T33">GATEWAY</text:span><text:tab/>Csak aktív eszköz esetén (<text:span text:style-name="T33">HOST</text:span>). <text:span text:style-name="T46">GATE</text:span><text:span text:style-name="T97"> -nak rövidíthető.</text:span></text:p>
        </text:list-item>
        <text:list-item>
          <text:p text:style-name="P103"><text:span text:style-name="T33">HUB</text:span><text:tab/><text:tab/>Csak passzív eszköz esetén (<text:span text:style-name="T33">NODE</text:span>).</text:p>
        </text:list-item>
        <text:list-item>
          <text:p text:style-name="P102">PRINTER</text:p>
        </text:list-item>
        <text:list-item>
          <text:p text:style-name="P103"><text:span text:style-name="T33">SNMP</text:span><text:tab/><text:tab/>Csak aktív eszköz esetén (<text:span text:style-name="T33">HOST</text:span>).</text:p>
        </text:list-item>
        <text:list-item>
          <text:p text:style-name="P103"><text:span text:style-name="T33">SWITCH</text:span><text:tab/></text:p>
        </text:list-item>
        <text:list-item>
          <text:p text:style-name="P102">VIRTUAL</text:p>
        </text:list-item>
      </text:list>
      <text:p text:style-name="P39">Aktív eszközök esetén ha megadjuk a típus felsorolásban az SNMP kulcsszót,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99">i</text:span>lyen esetekben a hálózati eszközt törölni kell, és újra felvenni.</text:p>
      <text:p text:style-name="Text_20_body">Az <text:span text:style-name="T33">ATTACHED </text:span><text:span text:style-name="T65">és</text:span><text:span text:style-name="T45"> WORKSTAION</text:span> kulcsszó esetben további paraméterek megadására nincsen lehetőség. E<text:span text:style-name="T96">zekben</text:span> <text:span text:style-name="T96">az</text:span> esete<text:span text:style-name="T96">kben</text:span> egy fix konfigurációjú eszköz jön létre, melynek egy „attach” <text:span text:style-name="T97">ill. „ethernet”</text:span> típusú és ugyanilyen nevű portja lesz, és a portnak nem lesz sorszáma. <text:span text:style-name="T97">A</text:span> <text:span text:style-name="T46">WORKSTATION</text:span><text:span text:style-name="T97">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97">lehetséges,</text:span> egy „<text:span text:style-name="T33">SET PLACE</text:span>” paranccsal. <text:span text:style-name="T97">Az </text:span><text:span text:style-name="T46">ATTACHED</text:span><text:span text:style-name="T97"> eszköz csoportosan is megadható</text:span>. Az <text:span text:style-name="T33">ATTACHED</text:span> kulcsszó rövidíthető <text:span text:style-name="T33">ATT</text:span>-nek, <text:span text:style-name="T97">a </text:span><text:span text:style-name="T52">WORKSTATION</text:span><text:span text:style-name="T97"> pedig </text:span><text:span text:style-name="T46">WST</text:span><text:span text:style-name="T97">-nek</text:span>.</text:p>
      <text:p text:style-name="Text_20_body">A<text:span text:style-name="T98">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33">LOOKUP</text:span> vagy <text:span text:style-name="T33">ARP</text:span> kulcsszót használjuk. Végül a MAC is lekérdezhető az IP cím ismeretében. Ekkor a MAC helyén az ARP kulcsszót kell használni.</text:p>
      <text:p text:style-name="Text_20_body">Az ip cím hivatkozás (<text:span text:style-name="T1">&lt;ip hiv.&gt;</text:span><text:span text:style-name="T54">) a következőképpen nézhet ki:</text:span></text:p>
      <text:p text:style-name="P4">&lt;ip cím&gt;</text:p>
      <text:p text:style-name="example"><text:span text:style-name="T4">&lt;ip cím&gt;</text:span><text:span text:style-name="T54">/</text:span><text:span text:style-name="T4">&lt;ip típus&gt;</text:span></text:p>
      <text:p text:style-name="P3">DYNAMIC</text:p>
      <text:p text:style-name="P3">LOOKUP</text:p>
      <text:p text:style-name="P3">ARP</text:p>
      <text:p text:style-name="Text_20_body">Az ip cím után opcionálisan megadható az ip cím típusa: <text:span text:style-name="T48">FIXIP, PRIVATE, EXTERNAL, DYNAMIC</text:span> vagy <text:span text:style-name="T33">PSEUDO</text:span>. A <text:span text:style-name="T33">FIXIP</text:span> és <text:span text:style-name="T33">PSEUDO</text:span> típusú ip címnek egyedinek kell lennie. a <text:span text:style-name="T33">DYNAMIC </text:span><text:span text:style-name="T62">típus esetén</text:span>, az ip címet nem kell megadni, ekkor ip cím nem kerül az adatbázis rekordba (NULL értékű lesz). Ha az ip cím típusa <text:span text:style-name="T33">PSEUDO</text:span>, akkor a <text:span text:style-name="T33">LOOKUP</text:span> és <text:span text:style-name="T33">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Egy eszköz esetén mindig létr<text:span text:style-name="T82">e</text:span>jön egy hozzárendelt port is, alapértelmezett tulajdonságokkal <text:span text:style-name="T99">(a port index 1 lesz)</text:span>. Ezeket természetesen megváltoztathatjuk. A par<text:span text:style-name="T82">a</text:span>métereknél, ha más portot még nem hoztunk létre, ill. más portra még nem hivatkoztunk, <text:soft-page-break/>akkor a port nevére a &amp;@ , vagy indexére a #@ karakterpárral hivatkozh<text:span text:style-name="T82">a</text:span>tunk.</text:p>
      <text:p text:style-name="Text_20_body">A paraméterek lehetnek a következőek:</text:p>
      <text:list xml:id="list6618666451487508133" text:style-name="L12">
        <text:list-item>
          <text:p text:style-name="P89"><text:span text:style-name="T19">NOTE</text:span><text:span text:style-name="T18"> </text:span><text:span text:style-name="T22">&lt;leírás&gt;</text:span><text:span text:style-name="T18"> </text:span><text:span text:style-name="T19">;<text:line-break/></text:span>A leírás alternatívan így is beállítható, ha kétszer adjuk meg, akkor az utolsó lesz az érvényes</text:p>
        </text:list-item>
        <text:list-item>
          <text:p text:style-name="P89"><text:span text:style-name="T19">PLACE</text:span><text:span text:style-name="T18"> </text:span><text:span text:style-name="T22">&lt;név&gt;</text:span> <text:span text:style-name="T19">;</text:span><text:span text:style-name="T33"><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89"><text:span text:style-name="T19">SET</text:span><text:span text:style-name="T18"> </text:span><text:span text:style-name="T22">&lt;mező név&gt;</text:span><text:span text:style-name="T18"> </text:span><text:span text:style-name="T19">=</text:span><text:span text:style-name="T18"> </text:span><text:span text:style-name="T22">&lt;érték&gt;</text:span><text:span text:style-name="T19">;</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92"><text:span text:style-name="T33">PARAM</text:span> <text:span text:style-name="T1">&lt;típus&gt;</text:span> <text:span text:style-name="T33">=</text:span> <text:span text:style-name="T1">&lt;érték&gt;</text:span><text:span text:style-name="T33">;</text:span><text:line-break/>Egy paraméter hozzárendelése az eszközhöz. A port és eszköz paramétereket a típusuk azonosítja, a rendszerparaméterekkel ellentétben nincsenek külön nevesítve.</text:p>
        </text:list-item>
        <text:list-item>
          <text:p text:style-name="P89"><text:span text:style-name="T29">ADD PORT </text:span><text:span text:style-name="T25">[&lt;index&gt;]</text:span><text:span text:style-name="T22"> &lt;típus&gt; &lt;név&gt; [&lt;leírás&gt;]</text:span><text:span text:style-name="T19">;<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98">nem SNMP eszköz esetén az</text:span> nem kötelező, <text:span text:style-name="T98">de</text:span> ha megadjuk egyedinek kell lennie egy eszközre. A port indexnél megadhatjuk a #+@ kifejezést is, ekkor az index az előző index +1 lesz.</text:p>
        </text:list-item>
        <text:list-item>
          <text:p text:style-name="P89"><text:span text:style-name="T19">ADD PORTS </text:span><text:span text:style-name="T25">&lt;típus&gt; [</text:span><text:span text:style-name="T29">OFFS</text:span><text:span text:style-name="T25"> &lt;név offs.&gt;] </text:span><text:span text:style-name="T29">FROM</text:span><text:span text:style-name="T32"> &lt;tol&gt;</text:span><text:span text:style-name="T19"> TO </text:span><text:span text:style-name="T32">&lt;ig&gt;</text:span><text:span text:style-name="T24"> </text:span><text:span text:style-name="T25">[</text:span><text:span text:style-name="T29">OFFS</text:span><text:span text:style-name="T24"> </text:span><text:span text:style-name="T25">&lt;sorszám offs.&gt;]</text:span><text:span text:style-name="T24"><text:line-break/><text:tab/></text:span><text:span text:style-name="T32">&lt;név minta&gt;</text:span><text:span text:style-name="T24">;<text:line-break/></text:span>Egy port sorozat hozzáadása a node-hoz. A paraméterek értelmezését lásd. a <text:span text:style-name="T48">PATCH</text:span>-nál az <text:span text:style-name="T33">ADD PORTS</text:span> kulcsszavakat. <text:span text:style-name="T98">Itt egy plusz paraméter van a &lt;típus&gt; mely egy port típus név (Lásd: iftipes táblát ill. a ../database/nodes.sql fájltt).</text:span></text:p>
        </text:list-item>
        <text:list-item>
          <text:p text:style-name="P89"><text:span text:style-name="T19">ADD SENSORS </text:span><text:span text:style-name="T22">[</text:span><text:span text:style-name="T29">OFFS</text:span><text:span text:style-name="T22"> &lt;név offs.&gt;] </text:span><text:span text:style-name="T29">FROM</text:span><text:span text:style-name="T22"> &lt;tol&gt;</text:span><text:span text:style-name="T18"> </text:span><text:span text:style-name="T19">TO</text:span><text:span text:style-name="T18"> </text:span><text:span text:style-name="T22">&lt;ig&gt; [</text:span><text:span text:style-name="T29">OFFS</text:span><text:span text:style-name="T22"> &lt;sorszám offs.&gt;]<text:line-break/><text:tab/>&lt;név minta&gt; &lt;ip&gt;</text:span><text:span text:style-name="T19">;<text:line-break/></text:span>Egy port sorozat hozzáadása a host-hoz. A paraméterek értelmezését lásd. a <text:span text:style-name="T33">PATCH</text:span>-nál az <text:span text:style-name="T33">ADD PORTS</text:span> kulcsszavakat. A portok típusa 'sensors' lesz. Az utolsó paraméter az első port IP címét definiálja, amely a további definiált portoknál eggyel növekszik (a cím típusa <text:span text:style-name="T33">PSEUDO</text:span>).</text:p>
        </text:list-item>
        <text:list-item>
          <text:p text:style-name="P89"><text:span text:style-name="T19">PORT </text:span><text:span text:style-name="T25">&lt;index&gt;</text:span><text:span text:style-name="T19"> TYPE</text:span><text:span text:style-name="T25"> [&lt;üj index&gt;] &lt;típus&gt; &lt;név&gt; &lt;leírás&gt;</text:span><text:span text:style-name="T19">;<text:line-break/></text:span>A fenti sorral a portnak több tulajdonságát is megváltoztathatjuk, praktikusan a<text:span text:style-name="T99">z automatikusan felvett port esetén használható, ha az alapértelmezés nem felel meg.</text:span> <text:span text:style-name="T99">Az első portra hivatkozhatunk az 1-es indexel, vagy ha ez az </text:span>első port hivatkozás<text:span text:style-name="T99">unk</text:span>, <text:span text:style-name="T99">akkor</text:span> a port indexre a #@-al <text:span text:style-name="T99">is</text:span> hivatkozhatunk.</text:p>
        </text:list-item>
        <text:list-item>
          <text:p text:style-name="P90"><text:span text:style-name="T19">PORT </text:span><text:span text:style-name="T25">&lt;index&gt;</text:span><text:span text:style-name="T19"> </text:span><text:span text:style-name="T29">NAME</text:span><text:span text:style-name="T19"> </text:span><text:span text:style-name="T25">&lt;új név&gt;</text:span><text:span text:style-name="T19">;<text:line-break/></text:span>Praktikusan sz<text:span text:style-name="T99">intén az automatikusan felvett port esetén használható, ha az alapértelmezett nevet akarjuk megváltoztatni.</text:span></text:p>
        </text:list-item>
        <text:list-item>
          <text:p text:style-name="P90"><text:span text:style-name="T20">P</text:span><text:span text:style-name="T19">ORT</text:span><text:span text:style-name="T18"> </text:span><text:span text:style-name="T22">&lt;</text:span><text:span text:style-name="T23">port azonosító</text:span><text:span text:style-name="T22">&gt;</text:span><text:span text:style-name="T18"> </text:span><text:span text:style-name="T29">NOTE</text:span><text:span text:style-name="T18"> </text:span><text:span text:style-name="T22">&lt;leírás&gt;</text:span><text:span text:style-name="T19">;<text:line-break/>PORT </text:span><text:span text:style-name="T25">&lt;</text:span><text:span text:style-name="T26">port azonosító</text:span><text:span text:style-name="T25">&gt;</text:span><text:span text:style-name="T19"> SET </text:span><text:span text:style-name="T25">&lt;mező név&gt;</text:span><text:span text:style-name="T19"> = </text:span><text:span text:style-name="T27">&lt;érték&gt;</text:span><text:span text:style-name="T19">;<text:line-break/>PORT </text:span><text:span text:style-name="T25">&lt;</text:span><text:span text:style-name="T26">port azonosító</text:span><text:span text:style-name="T25">&gt;</text:span><text:span text:style-name="T19"> </text:span><text:span text:style-name="T21">TAG</text:span><text:span text:style-name="T19"> </text:span><text:span text:style-name="T27">&lt;</text:span><text:span text:style-name="T28">címke</text:span><text:span text:style-name="T27">&gt;</text:span><text:span text:style-name="T19">;<text:line-break/></text:span>A hivatkozott port megadott paraméterének a módosítása. <text:span text:style-name="T99">A port azonosító a port index, ha egy egész szám, vagy a port neve, amennyiben string. Ha a port neve egy szám, akkor idézőjelbe kell tenni, ellenkező esetben sorszámként lesz értelmezve.</text:span></text:p>
        </text:list-item>
        <text:list-item>
          <text:p text:style-name="P92"><text:span text:style-name="T33">PORT PARAM</text:span> <text:span text:style-name="T1">&lt;típus&gt;</text:span> <text:span text:style-name="T33">=</text:span> <text:span text:style-name="T1">&lt;érték&gt;</text:span><text:span text:style-name="T33">;</text:span><text:line-break/>Egy paraméter hozzárendelése a porthoz. A port és eszköz paramétereket a típusuk azonosítja, a rendszerparaméterekkel ellentétben nincsenek külön nevesítve.</text:p>
        </text:list-item>
      </text:list>
      <text:p text:style-name="P40">Csak aktív eszköz esetén magadható paraméterek:</text:p>
      <text:list xml:id="list103228568217834" text:continue-numbering="true" text:style-name="L12">
        <text:list-item>
          <text:p text:style-name="P89"><text:span text:style-name="T29">ADD PORT </text:span><text:span text:style-name="T25">[</text:span><text:span text:style-name="T22">&lt;index&gt;] &lt;típus&gt; &lt;név&gt; &lt;ip hiv.&gt; &lt;mac hiv.&gt; [&lt;leírás&gt;]</text:span><text:span text:style-name="T19">;<text:line-break/></text:span>Egy port definiálása. Ahol az &lt;index&gt; egy opcionális sorszám, &lt;név&gt; a port neve, a &lt;leírás&gt; opcionálisan egy leírás, vagy megjegyzés a porthoz, a &lt;típus&gt; pedig a port típusa :</text:p>
          <text:list>
            <text:list-item>
              <text:p text:style-name="P54">sensor<text:tab/>Sensor port</text:p>
            </text:list-item>
            <text:list-item>
              <text:p text:style-name="P54">rs485<text:tab/>RS-485 Serial bus interface</text:p>
            </text:list-item>
            <text:list-item>
              <text:p text:style-name="P54">iic<text:tab/>IIC Serial bus interface</text:p>
            </text:list-item>
            <text:list-item>
              <text:p text:style-name="P55">eport<text:tab/>Ethernet, nem menedzselhető.</text:p>
            </text:list-item>
            <text:list-item>
              <text:p text:style-name="P54">ethernet<text:tab/>Ethernet Interface (UTP)</text:p>
            </text:list-item>
            <text:list-item>
              <text:p text:style-name="P54">veth<text:tab/>Virtuális ethernet</text:p>
            </text:list-item>
            <text:list-item>
              <text:p text:style-name="P54">wireless<text:tab/>Wireless ethernet interface</text:p>
            </text:list-item>
            <text:list-item>
              <text:p text:style-name="P54">ppp<text:tab/>Point to Point protcol interface</text:p>
            </text:list-item>
            <text:list-item>
              <text:p text:style-name="P54">softwareloopback<text:tab/>Software loopback interface</text:p>
            </text:list-item>
            <text:list-item>
              <text:p text:style-name="P54">rs232<text:tab/>RS232 Interface</text:p>
            </text:list-item>
            <text:list-item>
              <text:p text:style-name="P54">virtual<text:tab/>Vlan interfész</text:p>
            </text:list-item>
            <text:list-item>
              <text:p text:style-name="P54"><text:soft-page-break/>multiplexor<text:tab/>Trunk</text:p>
            </text:list-item>
            <text:list-item>
              <text:p text:style-name="P54">adsl<text:tab/>Asymmetric Digital Subscriber Loop</text:p>
            </text:list-item>
            <text:list-item>
              <text:p text:style-name="P54">tunnel<text:tab/>Encapsulation interface</text:p>
            </text:list-item>
            <text:list-item>
              <text:p text:style-name="P54">digitalPowerline<text:tab/>IP over Power Lines</text:p>
            </text:list-item>
            <text:list-item>
              <text:p text:style-name="P54">usb<text:tab/>USB Interface</text:p>
            </text:list-item>
          </text:list>
          <text:p text:style-name="P89">A lista bővíthető, de magát lista bővítést az import nem támogatja.<text:line-break/>Az ip hivatkozás a következőképpen nézhet ki:</text:p>
          <text:list text:continue-numbering="true">
            <text:list-item>
              <text:p text:style-name="P93"><text:span text:style-name="T1">&lt;ip cím&gt; [</text:span><text:span text:style-name="T48">/</text:span><text:span text:style-name="T1">&lt;ip typus&gt;</text:span>]<text:tab/>Az ip cím megadása az opcionális típussal</text:p>
            </text:list-item>
            <text:list-item>
              <text:p text:style-name="P93"><text:span text:style-name="T33">DINAMIC<text:tab/></text:span>Dinamikus ip cím, a cím nem ismert.</text:p>
            </text:list-item>
            <text:list-item>
              <text:p text:style-name="P93"><text:span text:style-name="T33">NULL<text:tab/></text:span>Dinamikus ip cím, a cím nem ismert.</text:p>
            </text:list-item>
            <text:list-item>
              <text:p text:style-name="P93"><text:span text:style-name="T33">ARP<text:tab/></text:span>Az ip cím a mac alapján a lekérdezett ARP táblákból.</text:p>
            </text:list-item>
          </text:list>
          <text:p text:style-name="P89">A mac cím hivatkozás a következőképpen nézhet ki:</text:p>
          <text:list text:continue-numbering="true">
            <text:list-item>
              <text:p text:style-name="P94"><text:span text:style-name="T1">&lt;mac cím&gt;<text:tab/></text:span>A mac cím közvetlen megadása.</text:p>
            </text:list-item>
            <text:list-item>
              <text:p text:style-name="P64">MAC(<text:span text:style-name="T4">&lt;string kifejezés&gt;</text:span>)<text:tab/><text:span text:style-name="T62">A string kifejezést mac-címmé konvertálja.</text:span></text:p>
            </text:list-item>
            <text:list-item>
              <text:p text:style-name="P94"><text:span text:style-name="T33">ARP<text:tab/></text:span>A mac cím az ip alapján a lekérdezett ARP táblákból.</text:p>
            </text:list-item>
            <text:list-item>
              <text:p text:style-name="P94"><text:span text:style-name="T33">NULL<text:tab/></text:span>Nincs megadva mac cím.</text:p>
            </text:list-item>
            <text:list-item>
              <text:p text:style-name="P94"><text:span text:style-name="T33">&lt;@</text:span><text:tab/>Az előző hivatkozott porttal azonos mac cím.</text:p>
            </text:list-item>
            <text:list-item>
              <text:p text:style-name="P94"><text:span text:style-name="T33">&lt;</text:span><text:span text:style-name="T1">&lt;port index&gt;</text:span><text:tab/>A megadott indexű porttal azonos mac cím.</text:p>
            </text:list-item>
          </text:list>
        </text:list-item>
        <text:list-item>
          <text:p text:style-name="P91"><text:span text:style-name="T19">PORT</text:span><text:span text:style-name="T18"> </text:span><text:span text:style-name="T22">&lt;</text:span><text:span text:style-name="T23">port azonosító</text:span><text:span text:style-name="T22">&gt;</text:span><text:span text:style-name="T18"> </text:span><text:span text:style-name="T19">ADD ADDRESS </text:span><text:span text:style-name="T25">&lt;ip hiv.&gt;</text:span><text:span text:style-name="T19"> </text:span><text:span text:style-name="T27">[&lt;leírás&gt;]</text:span><text:span text:style-name="T31">;</text:span><text:span text:style-name="T19"><text:line-break/></text:span>Egy előzőleg már létrehozott porthoz egy további cím hozzárendelése. Az ip hivatkozásban kötelező megadni egy ip címet, és az opcionális típusok a <text:span text:style-name="T33">FIXIP</text:span>, <text:span text:style-name="T33">PRIVATE</text:span> és <text:span text:style-name="T33">PSEUUDO</text:span> lehetnek, az alapértelmezés a <text:span text:style-name="T33">FIXIP</text:span>.</text:p>
        </text:list-item>
        <text:list-item>
          <text:p text:style-name="P91"><text:span text:style-name="T19">PORT</text:span><text:span text:style-name="T18"> </text:span><text:span text:style-name="T22">&lt;</text:span><text:span text:style-name="T23">port azonosító</text:span><text:span text:style-name="T22">&gt;</text:span><text:span text:style-name="T18"> </text:span><text:span text:style-name="T19">VLAN</text:span><text:span text:style-name="T18"> </text:span><text:span text:style-name="T22">&lt;vlan&gt; [&lt;típus&gt; [&lt;beállítás típusa&gt;]]</text:span><text:span text:style-name="T19">;</text:span><text:line-break/>Port -vlan összerendelések megadása. Ahol:</text:p>
          <text:list>
            <text:list-item>
              <text:p text:style-name="P89">&lt;vlan&gt;<text:tab/>Egy létező vlan neve</text:p>
            </text:list-item>
            <text:list-item>
              <text:p text:style-name="P89">&lt;típus&gt;<text:tab/>Összerendelés vagy viszony típusa:</text:p>
              <text:list>
                <text:list-item>
                  <text:p text:style-name="P95">no<text:tab/>Nincs hozzárendelés.</text:p>
                </text:list-item>
                <text:list-item>
                  <text:p text:style-name="P95">unknown<text:tab/>Ismeretlen</text:p>
                </text:list-item>
                <text:list-item>
                  <text:p text:style-name="P95">forbidden<text:tab/>Tiltott</text:p>
                </text:list-item>
                <text:list-item>
                  <text:p text:style-name="P95">autó<text:span text:style-name="T4">leírás</text:span><text:tab/>Automatikus</text:p>
                </text:list-item>
                <text:list-item>
                  <text:p text:style-name="P95">tagged<text:tab/>cimkézett</text:p>
                </text:list-item>
                <text:list-item>
                  <text:p text:style-name="P95">untagged<text:tab/>nem cimkézett</text:p>
                </text:list-item>
                <text:list-item>
                  <text:p text:style-name="P95">virtual</text:p>
                </text:list-item>
                <text:list-item>
                  <text:p text:style-name="P95">hard<text:tab/>nem logikailag összerendelt (logikailag egyenértékű au. mint az untagged) alapértelmezett</text:p>
                </text:list-item>
              </text:list>
            </text:list-item>
            <text:list-item>
              <text:p text:style-name="P89"><text:span text:style-name="T22">&lt;beállítás típusa&gt;<text:tab/></text:span>Az összerendelés forrását adja meg.</text:p>
              <text:list>
                <text:list-item>
                  <text:p text:style-name="P89">auto<text:tab/>aut<text:span text:style-name="T100">o</text:span>matikus.</text:p>
                </text:list-item>
                <text:list-item>
                  <text:p text:style-name="P89">query<text:tab/>Az összerendelés egy lekérdezés eredménye.</text:p>
                </text:list-item>
                <text:list-item>
                  <text:p text:style-name="P89">manual<text:tab/>Az összerendelés manuálisan történt (ez az alapértelmezés)</text:p>
                </text:list-item>
              </text:list>
            </text:list-item>
          </text:list>
        </text:list-item>
        <text:list-item>
          <text:p text:style-name="P91"><text:span text:style-name="T24">PORT</text:span><text:span text:style-name="T22"> &lt;</text:span><text:span text:style-name="T23">port azonosító</text:span><text:span text:style-name="T22">&gt; </text:span><text:span text:style-name="T24">VLANS</text:span><text:span text:style-name="T22"> &lt;vlan lista&gt; </text:span><text:span text:style-name="T19">;</text:span><text:line-break/>Több vlan összerendelése ugyanazzal a portal. A típusok tagged és manual.</text:p>
        </text:list-item>
        <text:list-item>
          <text:p text:style-name="P89"><text:span text:style-name="T25">[</text:span><text:span text:style-name="T19">READ</text:span><text:span text:style-name="T25">]</text:span><text:span text:style-name="T19"> COMMUNITY </text:span><text:span text:style-name="T25">&lt;community&gt;</text:span><text:span text:style-name="T19"> ;<text:line-break/>WRITE COMMUNITY </text:span><text:span text:style-name="T25">&lt;community&gt;</text:span><text:span text:style-name="T19"> ;<text:line-break/></text:span>Csak SNMP képes eszközök esetén a community stringek megadása. Alapértelmezett a „public”.</text:p>
        </text:list-item>
        <text:list-item>
          <text:p text:style-name="P89"><text:span text:style-name="T19">PORTS BY SNMP </text:span><text:span text:style-name="T25">[&lt;read community&gt;]</text:span><text:span text:style-name="T19">;<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módosítótt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33">FOR</text:span> makró jellegű kifejezés használatára (ezek bárhol nem használhatóak).</text:p>
      <text:p text:style-name="Text_20_body">Hasonlóan a patch panelekhez itt is lehetőség van minták definiálására:</text:p>
      <text:p text:style-name="example">NODE TEMPLATE <text:span text:style-name="T4">&lt;név&gt; &lt;definíció&gt;</text:span>;</text:p>
      <text:p text:style-name="example"><text:soft-page-break/>NODE TEMPLATE <text:span text:style-name="T4">&lt;név&gt; &lt;definíció&gt; [&lt;leírás&gt;]</text:span> SAVE;</text:p>
      <text:p text:style-name="Text_20_body">Néhány példa:</text:p>
      <text:p text:style-name="example">HOST "moodle.xyz.local" LOOKUP ARP "MOODLE server" {</text:p>
      <text:p text:style-name="example"><text:s text:c="4"/>PORT #@ TYPE ethernet eth0;</text:p>
      <text:p text:style-name="example">}</text:p>
      <text:p text:style-name="example">HOST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example">HOST SNMP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02">A view minden rekordot megismétel, az oldalak felcs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02">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41">Szintén nem engedi meg az adatbázis logika hurkok létrehozását. Az adatbázis logika a fizikai kapcsolatok módosításával egy időben aktualizálja a logikai topológiát (ill. annak a fizikaiból levezethető változatát).</text:p>
      <text:p text:style-name="P120">Megjegyzés:</text:p>
      <text:p text:style-name="megjegyzes">A logikai topológiát létrehozó algoritmus, megelőzendő a hurkok miatti végtelen ciklusokat, csak maximum 10 fizikai kapcsolat láncolását engedi meg két <text:span text:style-name="T102">TERM</text:span>-<text:span text:style-name="T102">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4">{</text:span>BACK<text:span text:style-name="T4">|</text:span>FRONT<text:span text:style-name="T4">|</text:span><text:span text:style-name="T53">TERM</text:span><text:span text:style-name="T4">}</text:span> <text:span text:style-name="T4">[&lt;eszköz név 1&gt;]</text:span> TO <text:span text:style-name="T4">{</text:span>BACK<text:span text:style-name="T4">|</text:span>FRONT<text:span text:style-name="T4">|</text:span><text:span text:style-name="T53">TERM</text:span><text:span text:style-name="T4">} [&lt;eszköz név 1&gt;]</text:span> {</text:p>
      <text:p text:style-name="example"><text:s text:c="3"/><text:span text:style-name="T4">[&lt;n.név&gt;]</text:span><text:span text:style-name="T48">:</text:span><text:span text:style-name="T4">&lt;p.név&gt;[</text:span><text:span text:style-name="T48">/</text:span><text:span text:style-name="T4">&lt;sh.&gt;] <text:s text:c="2"/></text:span><text:span text:style-name="T48">&amp; </text:span><text:span text:style-name="T4">[&lt;n.név&gt;] </text:span><text:span text:style-name="T48">:</text:span><text:span text:style-name="T4"> &lt;p.név&gt;[</text:span><text:span text:style-name="T48">/</text:span><text:span text:style-name="T4">&lt;sh.&gt;] </text:span><text:span text:style-name="T25">[&lt;leírás&gt;]</text:span><text:span text:style-name="T48">;</text:span></text:p>
      <text:p text:style-name="example"><text:span text:style-name="T48"><text:s text:c="3"/></text:span><text:span text:style-name="T4">[&lt;n.név&gt;]</text:span><text:span text:style-name="T48">:</text:span><text:span text:style-name="T4">&lt;p.sorzs.&gt;[</text:span><text:span text:style-name="T48">/</text:span><text:span text:style-name="T4">&lt;sh.&gt;]</text:span><text:span text:style-name="T48">&amp; </text:span><text:span text:style-name="T4">[&lt;n.név&gt;] </text:span><text:span text:style-name="T48">:</text:span><text:span text:style-name="T4"> &lt;port sorsz.&gt;[</text:span><text:span text:style-name="T48">/</text:span><text:span text:style-name="T4">&lt;sh.&gt;] </text:span><text:span text:style-name="T25">[&lt;leírás&gt;]</text:span><text:span text:style-name="T48">;</text:span></text:p>
      <text:p text:style-name="example"><text:span text:style-name="T48"><text:s text:c="3"/></text:span><text:span text:style-name="T4">&lt;szám&gt;</text:span><text:span text:style-name="T48"> * </text:span><text:span text:style-name="T4">[&lt;eszköz név&gt;] </text:span><text:span text:style-name="T48">:</text:span><text:span text:style-name="T4"> &lt;port sorzs.&gt; </text:span><text:span text:style-name="T48">&amp;<text:tab/></text:span><text:span text:style-name="T4">[&lt;eszköz név&gt;] </text:span><text:span text:style-name="T48">:</text:span><text:span text:style-name="T4"> &lt;port sorsz.&gt;</text:span><text:span text:style-name="T48">;</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oft-page-break/><text:s text:c="4"/>:F13 &amp; "sw1":"50";<text:tab/><text:span text:style-name="T62">// Név szerint port hivatkozás a jobb oldalon is.</text:span></text:p>
      <text:p text:style-name="example"><text:s text:c="4"/>:F14 &amp; "sw1":49;<text:tab/><text:span text:style-name="T62">// Index szerinti port hivatkozás a jobb oldalon</text:span></text:p>
      <text:p text:style-name="example">}</text:p>
      <text:p text:style-name="example">LINKS FRONT "PATCH1" TO TERM "switch11" {</text:p>
      <text:p text:style-name="example"><text:s text:c="4"/>:1/A &amp; :1;<text:tab/><text:span text:style-name="T62">// A panel 1-es portja elosztón keresztül</text:span></text:p>
      <text:p text:style-name="example"><text:s text:c="4"/>:1/B &amp; :2;<text:tab/><text:span text:style-name="T62">//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01">vagy</text:span> WORKSTATIO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TERM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ALERT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ATTACHED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 típu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 típust a megfelelő host-tal, másrészt paraméterezve azt. (Lsd.: database/services.sql).</text:p>
      <text:p text:style-name="Text_20_body">Az importban egy szolgáltatás típus definíciója a következőképpen néz ki (protokoll definícióját egyenlőre az import nem támogatja):</text:p>
      <text:p text:style-name="example">SERVICE <text:span text:style-name="T13">[{</text:span><text:span text:style-name="T102">REPLACE</text:span><text:span text:style-name="T13">|</text:span><text:span text:style-name="T102">INSERT</text:span><text:span text:style-name="T13">}]</text:span> <text:span text:style-name="T4">&lt;név&gt; [&lt;leírás&gt;]</text:span> {</text:p>
      <text:p text:style-name="example"><text:s text:c="4"/><text:span text:style-name="T4">&lt;paraméterek&gt;</text:span></text:p>
      <text:p text:style-name="example">}</text:p>
      <text:p text:style-name="Text_20_body">Ahol a &lt;név a szolgáltatás típus neve, a &lt;leírás&gt; pedig egy opcionális leírás, vagy megjegyzés.</text:p>
      <text:p text:style-name="Text_20_body">A paraméterek:</text:p>
      <text:list xml:id="list103229513428405" text:continue-list="list103228854856628" text:style-name="List_20_1">
        <text:list-item>
          <text:p text:style-name="P56"><text:span text:style-name="T1">{</text:span><text:span text:style-name="T33">TCP</text:span><text:span text:style-name="T4">|</text:span><text:span text:style-name="T33">UDP</text:span><text:span text:style-name="T1">}</text:span> <text:span text:style-name="T1">[&lt;port&gt;]</text:span><text:span text:style-name="T33">;</text:span><text:line-break/>A szolgáltatáshoz tartozó protokoll és az opcionális port szám megadása.</text:p>
        </text:list-item>
        <text:list-item>
          <text:p text:style-name="P56"><text:span text:style-name="T33">{ICMP</text:span><text:span text:style-name="T1">|</text:span><text:span text:style-name="T33">IP</text:span><text:span text:style-name="T1">|</text:span><text:span text:style-name="T33">NIL</text:span><text:span text:style-name="T1">|</text:span><text:span text:style-name="T33">PROTOCOL</text:span><text:span text:style-name="T1"> &lt;név&gt;}</text:span><text:span text:style-name="T48">;</text:span><text:span text:style-name="T1"><text:line-break/></text:span><text:span text:style-name="T54"> A szolgáltatáshoz tartozó protokoll megadása. Az előzővel alternatívan használható, ismételt, vagy az előző sorral együtt való megadásakor nincs hibaüzenet, a sorok felülírják egymást. Ha a szolgáltatás típus nem egy IP szolgáltatás, akkor a NIL-t kell használni, ill. ez az alapértelmezés, ha nem adjuk meg.</text:span></text:p>
        </text:list-item>
        <text:list-item>
          <text:p text:style-name="P56"><text:span text:style-name="T48">SUPERIOR SERVICE MASK</text:span><text:span text:style-name="T54"> </text:span><text:span text:style-name="T1">&lt;mask&gt;</text:span><text:span text:style-name="T48">;</text:span><text:span text:style-name="T54"><text:line-break/>A konkrét szolgáltatás példányok (host_services) egymással függőségi viszonyban lehetnek. A mező meghatározza, hogy az adott </text:span><text:soft-page-break/><text:span text:style-name="T54">szolgáltatás típus mely szolgáltatás típussal van függőségben. Ha ez egy szolgáltatás típust jelöl, akkor itt a szolgáltatás neve szerepel. Ha több szolgáltatás típustól is függhet, akkor egy minta (</text:span><text:span text:style-name="T55">reguláris kifejezés</text:span><text:span text:style-name="T54">) a lehetséges szolgáltatás nevekhez. Pl.: Minden daemon típusú szolgáltatást, vagyis lekérdező daemont a lv2d daemon, az ütemező indít.</text:span></text:p>
        </text:list-item>
        <text:list-item>
          <text:p text:style-name="P56"><text:span text:style-name="T48">COMMAND</text:span><text:span text:style-name="T54"> </text:span><text:span text:style-name="T4">&lt;string&gt;</text:span><text:span text:style-name="T48">;<text:line-break/></text:span>Ha szolgáltatáshoz tartozik alapértelmezett parancs, annak megadása<text:span text:style-name="T56">. A </text:span><text:span text:style-name="T48">COMMAND</text:span><text:span text:style-name="T56"> kulcsszó rövidíthető </text:span><text:span text:style-name="T48">CMD</text:span><text:span text:style-name="T56">-nek is.</text:span></text:p>
        </text:list-item>
        <text:list-item>
          <text:p text:style-name="P65"><text:span text:style-name="T55">FEATURES</text:span><text:span text:style-name="T54"> </text:span><text:span text:style-name="T4">&lt;sring&gt;</text:span><text:span text:style-name="T54"> ;</text:span></text:p>
          <text:p text:style-name="P56">Egy általános paraméter mező. A szeparátor <text:span text:style-name="T103">a</text:span> ':', és ez a kezdő és záró karakter is. A szeparátorok között paraméter név és egy opcionális paraméter érték adható meg, <text:span text:style-name="T103">ahol viszont az </text:span>elválasztó jel az '='.</text:p>
        </text:list-item>
        <text:list-item>
          <text:p text:style-name="P57"><text:span text:style-name="T48">MAX CHECK ATTEMPTS</text:span><text:span text:style-name="T56"> </text:span><text:span text:style-name="T4">&lt;szám&gt;</text:span><text:span text:style-name="T48">;<text:line-break/>NORMAL CHECK INTERVAL </text:span><text:span text:style-name="T4">&lt;</text:span><text:span text:style-name="T14">idő intervallum</text:span><text:span text:style-name="T4">&gt;</text:span><text:span text:style-name="T48">;<text:line-break/>RETRY CHECK INTERVAL </text:span><text:span text:style-name="T4">&lt;</text:span><text:span text:style-name="T14">idő intervallum</text:span><text:span text:style-name="T4">&gt;</text:span><text:span text:style-name="T48">;<text:line-break/>FLAPPING INTERVAL </text:span><text:span text:style-name="T4">&lt;</text:span><text:span text:style-name="T14">idő intervallum</text:span><text:span text:style-name="T4">&gt;</text:span><text:span text:style-name="T48">;<text:line-break/>FLAPPING MAX CHANGE </text:span><text:span text:style-name="T4">&lt;szám&gt;</text:span><text:span text:style-name="T48">;<text:line-break/></text:span><text:span text:style-name="T56">Alapértelmezett értékek, lásd később.</text:span></text:p>
        </text:list-item>
        <text:list-item>
          <text:p text:style-name="P56"><text:span text:style-name="T48">SET</text:span><text:span text:style-name="T56"> </text:span><text:span text:style-name="T4">&lt;mező név&gt;</text:span><text:span text:style-name="T56"> </text:span><text:span text:style-name="T48">=</text:span><text:span text:style-name="T56"> </text:span><text:span text:style-name="T4">&lt;érték&gt;</text:span><text:span text:style-name="T56"> </text:span><text:span text:style-name="T48">;<text:line-break/></text:span>Közvetlen értékadása egy mezőnek. A megadott nevű mezőnek léteznie kell a services rekordban. Az értelmező nem ellenőrzi az adat típust, de a rekord mentésekor okozhat hibát, ha az nem megfelelő.</text:p>
        </text:list-item>
        <text:list-item>
          <text:p text:style-name="P96"><text:span text:style-name="T33">TYPE</text:span> <text:span text:style-name="T1">&lt;név&gt;</text:span><text:span text:style-name="T33">;</text:span></text:p>
        </text:list-item>
        <text:list-item>
          <text:p text:style-name="P96"><text:span text:style-name="T4">[&lt;logikai érték&gt;]</text:span><text:span text:style-name="T33"> DISABLE;</text:span></text:p>
        </text:list-item>
      </text:list>
      <text:h text:style-name="Heading_20_6" text:outline-level="6">Példák</text:h>
      <text:p text:style-name="Text_20_body"/>
      <text:h text:style-name="Heading_20_4" text:outline-level="4">Szolgáltatások</text:h>
      <text:p text:style-name="Text_20_body">A konkrét tevékenységeket jelentik. A host_services tábla rekordjai reprezentálják <text:s/>Lsd.: databases/services.sql</text:p>
      <text:p text:style-name="Text_20_body">Definíció az importban:</text:p>
      <text:p text:style-name="example">HOST SERVICE <text:span text:style-name="T4">&lt;eszköz név&gt;</text:span><text:span text:style-name="T48">:</text:span><text:span text:style-name="T4">&lt;típus név&gt; [</text:span><text:span text:style-name="T48">:</text:span><text:span text:style-name="T4">&lt;port&gt;] [&lt;leírás&gt;]</text:span>;</text:p>
      <text:p text:style-name="example">HOST SERVICE <text:span text:style-name="T4">&lt;eszköz név&gt;</text:span><text:span text:style-name="T48">:</text:span><text:span text:style-name="T4">&lt;típus név&gt; [</text:span><text:span text:style-name="T48">:</text:span><text:span text:style-name="T4">&lt;port&gt;] [&lt;leírás&gt;]</text:span> {</text:p>
      <text:p text:style-name="example"><text:tab/><text:span text:style-name="T4">&lt;paraméterek&gt;</text:span></text:p>
      <text:p text:style-name="example">}</text:p>
      <text:p text:style-name="Text_20_body">Ahol az &lt;eszköz név&gt; egy <text:span text:style-name="T33">NODE</text:span>, <text:span text:style-name="T48">HOST</text:span> vagy <text:span text:style-name="T33">SNMPDEV</text:span> típusú objektumnak a neve, a &lt;típus név&gt; pedig egy szolgáltatás típusnak a neve.</text:p>
      <text:p text:style-name="Text_20_body">A paraméterek:</text:p>
      <text:list xml:id="list103229830681122" text:continue-numbering="true" text:style-name="List_20_1">
        <text:list-item>
          <text:p text:style-name="P56"><text:span text:style-name="T48">PRIME SERVICE </text:span><text:span text:style-name="T4">&lt;service&gt;</text:span><text:span text:style-name="T48"> ;<text:line-break/></text:span>Az ellenőrzés elsődleges módszerét azonosító, opcionális szerviz típus.</text:p>
        </text:list-item>
        <text:list-item>
          <text:p text:style-name="P56"><text:span text:style-name="T33">PROTOCOL SERVICE </text:span><text:span text:style-name="T4">&lt;service&gt;</text:span><text:span text:style-name="T33"> ;</text:span><text:line-break/>Az ellenőrzés módszerének opcionális további azonosításra szolgáló szerviz típus.</text:p>
        </text:list-item>
        <text:list-item>
          <text:p text:style-name="P56"><text:span text:style-name="T48">ALARM MESSAGE</text:span><text:span text:style-name="T54"> </text:span><text:span text:style-name="T1">&lt;string&gt;</text:span><text:span text:style-name="T48">;<text:line-break/></text:span><text:span text:style-name="T56">Riasztás esetén használt üzenet megadása. A MESSAGE kulcsszó rövidíthető MSG-nek is.</text:span></text:p>
        </text:list-item>
        <text:list-item>
          <text:p text:style-name="P56"><text:span text:style-name="T48">PORT</text:span><text:span text:style-name="T56"> </text:span><text:span text:style-name="T4">&lt;port név&gt;</text:span><text:span text:style-name="T48">;</text:span><text:span text:style-name="T56"><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56"><text:span text:style-name="T48">COMMAND</text:span><text:span text:style-name="T56"> </text:span><text:span text:style-name="T4">&lt;string&gt;</text:span><text:span text:style-name="T48">;</text:span><text:span text:style-name="T56"><text:line-break/>Hasonló szerepe van, mint a szolgáltatás típusnál, de természetesen itt a konkrét eszközhöz rendelt szolgáltatásra vonatkozik. Azt felülbírálja.</text:span></text:p>
        </text:list-item>
        <text:list-item>
          <text:p text:style-name="P56"><text:span text:style-name="T48">PROPERTIES </text:span><text:span text:style-name="T4">&lt;string&gt;</text:span><text:span text:style-name="T48"> ;</text:span><text:span text:style-name="T56"><text:line-break/>Hasonló szerepe van, mint a szolgáltatás típusnál, de természetesen itt a konkrét eszközhöz rendelt szolgáltatásra vonatkozik. Azt felülbírálja, ill. kiegészíti.</text:span></text:p>
        </text:list-item>
        <text:list-item>
          <text:p text:style-name="P56"><text:span text:style-name="T48">DELEGATE HOST STATE</text:span><text:span text:style-name="T56"> </text:span><text:span text:style-name="T4">&lt;flag&gt;</text:span><text:span text:style-name="T61">;</text:span><text:span text:style-name="T56"><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56"><text:span text:style-name="T48">SUPERIOR SERVICE</text:span><text:span text:style-name="T56"> </text:span><text:span text:style-name="T4">[&lt;eszköz név&gt;</text:span><text:span text:style-name="T48">:</text:span><text:span text:style-name="T4">[&lt;port név&gt;</text:span><text:span text:style-name="T48">:</text:span><text:span text:style-name="T4">]]&lt;szolgáltatás típus&gt;</text:span><text:span text:style-name="T48">;<text:line-break/></text:span><text:span text:style-name="T56">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86"><text:soft-page-break/><text:span text:style-name="T33">MAX CHECK ATTEMPTS</text:span> <text:span text:style-name="T1">&lt;szám&gt;</text:span><text:span text:style-name="T33">;</text:span><text:line-break/>A Nagios-ból kölcsönzött paraméter, hasonló jelentéssel.</text:p>
        </text:list-item>
        <text:list-item>
          <text:p text:style-name="P56"><text:span text:style-name="T48">NORMAL CHECK INTERVAL</text:span><text:span text:style-name="T56"> </text:span><text:span text:style-name="T4">&lt;szám&gt;</text:span><text:span text:style-name="T48">;</text:span><text:span text:style-name="T56"><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56"><text:span text:style-name="T48">RETRY CHECK INTERVAL</text:span><text:span text:style-name="T56"> </text:span><text:span text:style-name="T4">&lt;szám&gt;</text:span><text:span text:style-name="T48">;</text:span><text:span text:style-name="T56"><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56"><text:span text:style-name="T48">TIME PERIODS</text:span><text:span text:style-name="T56"> </text:span><text:span text:style-name="T4">&lt;név&gt;</text:span><text:span text:style-name="T48">;<text:line-break/></text:span><text:span text:style-name="T56">Azt adja meg, hogy a lekérdezés mely időintervallumokban történjen meg. Ha nincs megadva akkor az előre definiált „always” időintervallum az alapértelmezett.</text:span></text:p>
        </text:list-item>
        <text:list-item>
          <text:p text:style-name="P56"><text:span text:style-name="T48">OFF LINE GROUP</text:span><text:span text:style-name="T56"> </text:span><text:span text:style-name="T4">&lt;név&gt;</text:span><text:span text:style-name="T48">;</text:span><text:span text:style-name="T56"><text:line-break/>Riasztás esetén mely csoport tagjai kapjanak üzenetet.</text:span></text:p>
        </text:list-item>
        <text:list-item>
          <text:p text:style-name="P56"><text:span text:style-name="T48">ON LINE GROUP</text:span><text:span text:style-name="T56"> </text:span><text:span text:style-name="T4">&lt;név&gt;</text:span><text:span text:style-name="T48">;</text:span><text:span text:style-name="T56"><text:line-break/>A megadott csoport tagjainak a web felületen ennek a szolgáltatásnak a riasztásai meg fognak jelenni.</text:span></text:p>
        </text:list-item>
        <text:list-item>
          <text:p text:style-name="P56"><text:span text:style-name="T48">SET</text:span><text:span text:style-name="T56"> </text:span><text:span text:style-name="T4">&lt;mező név&gt;</text:span><text:span text:style-name="T56"> </text:span><text:span text:style-name="T48">=</text:span><text:span text:style-name="T56"> </text:span><text:span text:style-name="T4">&lt;érték&gt;</text:span><text:span text:style-name="T48">;</text:span><text:span text:style-name="T56"><text:line-break/>Egy mező értékének a közvetlen megadása.</text:span></text:p>
        </text:list-item>
      </text:list>
      <text:p text:style-name="P24">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LINK TERM "sw1.xyz.local" TO TERM {</text:p>
      <text:p text:style-name="P2"><text:s text:c="4"/>:11 &amp; wks1:ethernet;</text:p>
      <text:p text:style-name="P2">}</text:p>
      <text:p text:style-name="P2">HOST "wks1" SERVICE rlinkstat;</text:p>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4">&lt;típus&gt; &lt;érték&gt;</text:span> TITLE <text:span text:style-name="T4">&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text:soft-page-break/>Adattáblák megjelenítését leíró objektumok</text:h>
      <text:p text:style-name="Text_20_body">Egy adattábla, ill. adattábla csoport megjelenítésének definiálása:</text:p>
      <text:p text:style-name="example">TABLE <text:span text:style-name="T4">[&lt;tábla neve&gt;]</text:span> SHAPE <text:span text:style-name="T4">&lt;leíró neve&gt; [&lt;leírás&gt;]</text:span> { <text:span text:style-name="T4">&lt;paraméterek&gt;</text:span> }</text:p>
      <text:p text:style-name="Text_20_body">Ahol a <text:span text:style-name="T4">&lt;tábla neve&gt;</text:span> a megjelenítendő adattábla neve (adatbázis tábla név), ha meg eggyezik a leíró nevével, akkor elhagyható.</text:p>
      <text:p text:style-name="Text_20_body">A <text:span text:style-name="T4">&lt;leíró neve&gt;a leíró neve, egyedi kell hogy legyen.</text:span> Az opcionális <text:span text:style-name="T4">&lt;leírás&gt;</text:span> pedig egy leírás ill. megjegyzés.</text:p>
      <text:p text:style-name="Text_20_body">A <text:span text:style-name="T4">&lt;paraméterek&gt;</text:span> pedig a következők lehetnek:</text:p>
      <text:list xml:id="list5349842706895948815" text:style-name="L13">
        <text:list-item>
          <text:p text:style-name="P97"><text:span text:style-name="T33">SET DEFAULTS ;</text:span><text:line-break/>A megjelenítő leíró alapbeállításait a tábla tulajdonságai alapján állítja be, valamint végigvesszi a tábla mezőit, és a mező leírókat is beállítja alapértelmezettre a mező tulajdonságai alapján.</text:p>
        </text:list-item>
        <text:list-item>
          <text:p text:style-name="P97"><text:span text:style-name="T48">SET</text:span><text:span text:style-name="T56"> </text:span><text:span text:style-name="T4">&lt;mező név&gt;</text:span><text:span text:style-name="T56"> </text:span><text:span text:style-name="T48">=</text:span><text:span text:style-name="T56"> </text:span><text:span text:style-name="T4">&lt;érték&gt;</text:span><text:span text:style-name="T48">;</text:span><text:span text:style-name="T56"><text:line-break/>Egy mező értékének a közvetlen megadása (a leíróban).</text:span></text:p>
        </text:list-item>
        <text:list-item>
          <text:p text:style-name="P87">TABLE TITLE &lt;string&gt; ;</text:p>
          <text:p text:style-name="P87"/>
        </text:list-item>
        <text:list-item>
          <text:p text:style-name="P87">TABLE TYPE &lt;értékek&gt; ;</text:p>
          <text:p text:style-name="P87"><text:s/></text:p>
        </text:list-item>
        <text:list-item>
          <text:p text:style-name="P87">TABLE READ ONLY [&lt;flag&gt;] ;</text:p>
        </text:list-item>
        <text:list-item>
          <text:p text:style-name="P87">TABLE PROPERTIES &lt;string&gt; ;</text:p>
        </text:list-item>
        <text:list-item>
          <text:p text:style-name="P87">LEFT SHAPE &lt;shape név&gt; ;</text:p>
        </text:list-item>
        <text:list-item>
          <text:p text:style-name="P87">RIGHT SHAPE &lt;shape név&gt; ;</text:p>
        </text:list-item>
        <text:list-item>
          <text:p text:style-name="P87">REFINE &lt;string&gt; ;</text:p>
        </text:list-item>
        <text:list-item>
          <text:p text:style-name="P87">TABLE INHERIT TYPE &lt;típus&gt; ;</text:p>
        </text:list-item>
        <text:list-item>
          <text:p text:style-name="P87">INHERIT TABLE NAMES &lt;tábla nevek&gt; ;</text:p>
        </text:list-item>
        <text:list-item>
          <text:p text:style-name="P87">TABLE VIEW RIGHTS &lt;jog&gt; ;</text:p>
        </text:list-item>
        <text:list-item>
          <text:p text:style-name="P87">TABLE EDIT RIGHTS &lt;jog&gt; ;</text:p>
        </text:list-item>
        <text:list-item>
          <text:p text:style-name="P87">TABLE DELETE RIGHTS &lt;jog&gt; ;</text:p>
        </text:list-item>
        <text:list-item>
          <text:p text:style-name="P87">TABLE INSERT RIGHTS &lt;jog&gt; ;</text:p>
        </text:list-item>
        <text:list-item>
          <text:p text:style-name="P87">SET &lt;megjelenítendő mező név&gt;.&lt;mező leíró mező név&gt; = &lt;érték&gt; ;</text:p>
        </text:list-item>
        <text:list-item>
          <text:p text:style-name="P87">SET (&lt;megjelenítendő mező nevek&gt;).&lt;mező leíró mező név&gt; = &lt;érték&gt; ;</text:p>
        </text:list-item>
        <text:list-item>
          <text:p text:style-name="P87">FIELD &lt;megjelenítendő mező név&gt; TITLE &lt;string&gt; ;</text:p>
        </text:list-item>
        <text:list-item>
          <text:p text:style-name="P87">FIELD &lt;megjelenítendő mező név&gt; NOTE &lt;string&gt; ;</text:p>
        </text:list-item>
        <text:list-item>
          <text:p text:style-name="P87">FIELD &lt;megjelenítendő mező név&gt; TITLE &lt;title&gt; &lt;NOTE&gt; ;</text:p>
        </text:list-item>
        <text:list-item>
          <text:p text:style-name="P87">FIELD &lt;megjelenítendő mező név&gt; VIEW RIGHTS &lt;jog&gt; ;</text:p>
        </text:list-item>
        <text:list-item>
          <text:p text:style-name="P87">FIELD &lt;megjelenítendő mező név&gt; EDIT RIGHTS &lt;jog&gt; ;</text:p>
        </text:list-item>
        <text:list-item>
          <text:p text:style-name="P87">FIELD &lt;megjelenítendő mező név&gt; DELETE RIGHTS &lt;jog&gt; ;</text:p>
        </text:list-item>
        <text:list-item>
          <text:p text:style-name="P87">FIELD &lt;megjelenítendő mező név&gt; INSERT RIGHTS &lt;jog&gt; ;</text:p>
        </text:list-item>
        <text:list-item>
          <text:p text:style-name="P87">FIELD &lt;megjelenítendő mező név&gt; HIDE [&lt;flag&gt;] ;</text:p>
        </text:list-item>
        <text:list-item>
          <text:p text:style-name="P87">FIELD &lt;megjelenítendő mező név&gt; DEFAULT VALUE &lt;string&gt; ;</text:p>
        </text:list-item>
        <text:list-item>
          <text:p text:style-name="P87">FIELD &lt;megjelenítendő mező név&gt; READ ONLY [&lt;flag&gt;];</text:p>
        </text:list-item>
        <text:list-item>
          <text:p text:style-name="P87">FIELD &lt;megjelenítendő mező név&gt; ADD FILTER &lt;típus&gt; &lt;title&gt; ;</text:p>
        </text:list-item>
        <text:list-item>
          <text:p text:style-name="P87">FIELD &lt;megjelenítendő mező név&gt; ADD FILTERS &lt;típus lista&gt; ;</text:p>
        </text:list-item>
        <text:list-item>
          <text:p text:style-name="P87">FIELD SEQUENCE [&lt;seq.&gt;] &lt;megjelenítendő mező nevek&gt; ;</text:p>
        </text:list-item>
        <text:list-item>
          <text:p text:style-name="P87">FIELD &lt;megjelenítendő mező nevek&gt; ORD [&lt;seq.&gt;] &lt;típus lista&gt; ;</text:p>
        </text:list-item>
        <text:list-item>
          <text:p text:style-name="P87">FIELD * ORD [&lt;seq.&gt;] &lt;típus lista&gt; ;</text:p>
        </text:list-item>
        <text:list-item>
          <text:p text:style-name="P87">FIELD ORD SEQUENCE [&lt;seq.&gt;] <text:s/>&lt;megjelenítendő mező nevek&gt; ;</text:p>
        </text:list-item>
      </text:list>
      <text:p text:style-name="P24">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oft-page-break/><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no, desc, asc;</text:p>
      <text:p text:style-name="example">}</text:p>
      <text:p text:style-name="Text_20_body"/>
      <text:h text:style-name="P117" text:outline-level="4">Menük</text:h>
      <text:p text:style-name="P24"/>
      <text:p text:style-name="P5"><text:span text:style-name="T54">GUI </text:span><text:span text:style-name="T4">&lt;app. név&gt;</text:span><text:span text:style-name="T54"> { </text:span><text:span text:style-name="T4">&lt;menük&gt;</text:span><text:span text:style-name="T54"> }</text:span></text:p>
      <text:p text:style-name="Text_20_body">&lt;menük&gt; :</text:p>
      <text:p text:style-name="example"><text:span text:style-name="T62">&lt;menü&gt;</text:span> MENU <text:span text:style-name="T56">[&lt;leírás&gt;] [&lt;paraméterek&gt;]</text:span> { <text:span text:style-name="T4">&lt;menu elemek&gt;</text:span> }</text:p>
      <text:p text:style-name="P24">&lt;paraméterek&gt;</text:p>
      <text:list xml:id="list2736559444118943990" text:style-name="L14">
        <text:list-item>
          <text:p text:style-name="P66"><text:span text:style-name="T54">TOOL TIP </text:span><text:span text:style-name="T4">&lt;string&gt;</text:span><text:span text:style-name="T54"> ;</text:span></text:p>
          <text:p text:style-name="P88"/>
        </text:list-item>
        <text:list-item>
          <text:p text:style-name="P66"><text:span text:style-name="T54">WHATS THIS </text:span><text:span text:style-name="T4">&lt;string&gt;</text:span><text:span text:style-name="T54"> ;</text:span></text:p>
          <text:p text:style-name="P88"/>
        </text:list-item>
      </text:list>
      <text:p text:style-name="P25">&lt;menu elemek&gt;</text:p>
      <text:list xml:id="list5852284391476192028" text:style-name="L15">
        <text:list-item>
          <text:p text:style-name="P67"><text:soft-page-break/><text:span text:style-name="T4">&lt;menü&gt;</text:span> MENU <text:span text:style-name="T4">[&lt;leírás&gt;] [&lt;paraméterek&gt;]</text:span> { <text:span text:style-name="T4">&lt;menu elemek&gt;</text:span> }</text:p>
          <text:p text:style-name="P98"/>
        </text:list-item>
        <text:list-item>
          <text:p text:style-name="P98"><text:span text:style-name="T1">&lt;menu&gt;</text:span> <text:span text:style-name="T33">SHAPE</text:span><text:span text:style-name="T1"> &lt;shape név&gt; [&lt;leírás&gt;] </text:span><text:span text:style-name="T4">[&lt;paraméterek&gt;]</text:span><text:span text:style-name="T16"> </text:span><text:span text:style-name="T33">;</text:span></text:p>
          <text:p text:style-name="P98"/>
        </text:list-item>
        <text:list-item>
          <text:p text:style-name="P98"><text:span text:style-name="T1">&lt;menu&gt;</text:span> <text:span text:style-name="T33">EXEC</text:span> <text:span text:style-name="T1">&lt;cmd&gt; [&lt;leírás&gt;] </text:span><text:span text:style-name="T4">[&lt;paraméterek&gt;] </text:span><text:span text:style-name="T33">;</text:span></text:p>
          <text:p text:style-name="P98"/>
        </text:list-item>
        <text:list-item>
          <text:p text:style-name="P98"><text:span text:style-name="T1">&lt;menu&gt;</text:span> <text:span text:style-name="T33">OWN</text:span> <text:span text:style-name="T1">&lt;név&gt; [&lt;leírás&gt;] </text:span><text:span text:style-name="T4">[&lt;paraméterek&gt;] </text:span><text:span text:style-name="T33">;</text:span></text:p>
          <text:p text:style-name="P98"/>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style: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style: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style: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5-11-17T10:32:28.336807312">2015-11-17</text:date></text:p>
      </style:header>
      <style:footer>
        <text:p text:style-name="Footer"><text:tab/><text:page-number text:select-page="current">21</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5-11-17T10:32:28.327162896</dc:date>
    <meta:editing-duration>P8DT31M35S</meta:editing-duration>
    <meta:editing-cycles>93</meta:editing-cycles>
    <meta:generator>LibreOffice/4.2.8.2$Linux_X86_64 LibreOffice_project/420m0$Build-2</meta:generator>
    <meta:printed-by>Csiki Ferenc</meta:printed-by>
    <meta:print-date>2012-10-26T09:04:37</meta:print-date>
    <meta:document-statistic meta:table-count="0" meta:image-count="0" meta:object-count="0" meta:page-count="21" meta:paragraph-count="779" meta:word-count="9920" meta:character-count="67085" meta:non-whitespace-character-count="57420"/>
  </office:meta>
</office:document-meta>
</file>